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c0e3c" officeooo:paragraph-rsid="000c0e3c"/>
    </style:style>
    <style:style style:name="P2" style:family="paragraph" style:parent-style-name="Standard">
      <style:text-properties fo:font-weight="bold" officeooo:rsid="000dc4e7" officeooo:paragraph-rsid="000dc4e7" style:font-weight-asian="bold" style:font-weight-complex="bold"/>
    </style:style>
    <style:style style:name="P3" style:family="paragraph" style:parent-style-name="Standard">
      <style:text-properties fo:font-weight="bold" officeooo:rsid="000c0e3c" officeooo:paragraph-rsid="000c0e3c" style:font-weight-asian="bold" style:font-weight-complex="bold"/>
    </style:style>
    <style:style style:name="P4" style:family="paragraph" style:parent-style-name="Standard">
      <style:paragraph-properties fo:margin-top="0in" fo:margin-bottom="0in" style:contextual-spacing="true" fo:line-height="100%"/>
      <style:text-properties fo:font-style="normal" fo:font-weight="normal" officeooo:rsid="017b7608" officeooo:paragraph-rsid="017b7608" fo:background-color="transparent" style:font-style-asian="normal" style:font-weight-asian="normal" style:font-style-complex="normal" style:font-weight-complex="normal"/>
    </style:style>
    <style:style style:name="P5" style:family="paragraph" style:parent-style-name="Standard">
      <style:paragraph-properties fo:margin-top="0in" fo:margin-bottom="0in" style:contextual-spacing="true" fo:line-height="100%"/>
      <style:text-properties fo:font-style="italic" fo:font-weight="normal" officeooo:rsid="008d18a0" officeooo:paragraph-rsid="008d18a0" fo:background-color="transparent" style:font-style-asian="italic" style:font-weight-asian="normal" style:font-style-complex="italic" style:font-weight-complex="normal"/>
    </style:style>
    <style:style style:name="P6" style:family="paragraph" style:parent-style-name="Standard">
      <style:paragraph-properties fo:margin-top="0in" fo:margin-bottom="0in" style:contextual-spacing="true" fo:line-height="100%"/>
      <style:text-properties style:text-underline-style="none" fo:font-weight="normal" officeooo:rsid="006da36f" officeooo:paragraph-rsid="006da36f" style:font-weight-asian="normal" style:font-weight-complex="normal"/>
    </style:style>
    <style:style style:name="P7" style:family="paragraph" style:parent-style-name="Standard">
      <style:paragraph-properties fo:margin-top="0in" fo:margin-bottom="0in" style:contextual-spacing="true" fo:line-height="100%"/>
      <style:text-properties fo:font-weight="bold" officeooo:rsid="0088c2b3" officeooo:paragraph-rsid="0088c2b3" fo:background-color="transparent" style:font-weight-asian="bold" style:font-weight-complex="bold"/>
    </style:style>
    <style:style style:name="P8" style:family="paragraph" style:parent-style-name="Standard">
      <style:paragraph-properties fo:margin-top="0in" fo:margin-bottom="0in" style:contextual-spacing="true" fo:line-height="100%"/>
      <style:text-properties fo:font-weight="bold" officeooo:rsid="008adecb" officeooo:paragraph-rsid="008adecb" fo:background-color="transparent" style:font-weight-asian="bold" style:font-weight-complex="bold"/>
    </style:style>
    <style:style style:name="P9" style:family="paragraph" style:parent-style-name="Standard">
      <style:paragraph-properties fo:margin-top="0in" fo:margin-bottom="0in" style:contextual-spacing="true" fo:line-height="100%"/>
      <style:text-properties fo:font-weight="bold" officeooo:rsid="008d18a0" officeooo:paragraph-rsid="008d18a0" fo:background-color="transparent" style:font-weight-asian="bold" style:font-weight-complex="bold"/>
    </style:style>
    <style:style style:name="P10" style:family="paragraph" style:parent-style-name="Standard">
      <style:paragraph-properties fo:margin-top="0in" fo:margin-bottom="0in" style:contextual-spacing="true" fo:line-height="100%"/>
      <style:text-properties fo:font-weight="bold" officeooo:rsid="0121c43e" officeooo:paragraph-rsid="0121c43e" fo:background-color="transparent" style:font-weight-asian="bold" style:font-weight-complex="bold"/>
    </style:style>
    <style:style style:name="P11" style:family="paragraph" style:parent-style-name="Standard">
      <style:paragraph-properties fo:margin-top="0in" fo:margin-bottom="0in" style:contextual-spacing="true" fo:line-height="100%"/>
      <style:text-properties fo:font-weight="bold" officeooo:rsid="0167e17e" officeooo:paragraph-rsid="0167e17e" fo:background-color="transparent" style:font-weight-asian="bold" style:font-weight-complex="bold"/>
    </style:style>
    <style:style style:name="P12" style:family="paragraph" style:parent-style-name="Standard">
      <style:paragraph-properties fo:margin-top="0in" fo:margin-bottom="0in" style:contextual-spacing="true" fo:line-height="100%" fo:background-color="transparent">
        <style:background-image/>
      </style:paragraph-properties>
      <style:text-properties officeooo:paragraph-rsid="004bfc3b"/>
    </style:style>
    <style:style style:name="P13" style:family="paragraph" style:parent-style-name="Standard">
      <style:paragraph-properties fo:margin-top="0in" fo:margin-bottom="0in" style:contextual-spacing="true" fo:line-height="100%" fo:background-color="transparent">
        <style:background-image/>
      </style:paragraph-properties>
      <style:text-properties officeooo:paragraph-rsid="0065784f"/>
    </style:style>
    <style:style style:name="P14" style:family="paragraph" style:parent-style-name="Standard">
      <style:paragraph-properties fo:margin-top="0in" fo:margin-bottom="0in" style:contextual-spacing="true" fo:line-height="100%" fo:background-color="transparent">
        <style:background-image/>
      </style:paragraph-properties>
      <style:text-properties officeooo:paragraph-rsid="00aafe59"/>
    </style:style>
    <style:style style:name="P15" style:family="paragraph" style:parent-style-name="Standard">
      <style:paragraph-properties fo:margin-top="0in" fo:margin-bottom="0in" style:contextual-spacing="true" fo:line-height="100%" fo:background-color="transparent">
        <style:background-image/>
      </style:paragraph-properties>
      <style:text-properties officeooo:paragraph-rsid="016bda3d"/>
    </style:style>
    <style:style style:name="P16" style:family="paragraph" style:parent-style-name="Standard">
      <style:paragraph-properties fo:margin-top="0in" fo:margin-bottom="0in" style:contextual-spacing="true" fo:line-height="100%" fo:background-color="transparent">
        <style:background-image/>
      </style:paragraph-properties>
      <style:text-properties officeooo:paragraph-rsid="01831518"/>
    </style:style>
    <style:style style:name="P17" style:family="paragraph" style:parent-style-name="Standard">
      <style:paragraph-properties fo:margin-top="0in" fo:margin-bottom="0in" style:contextual-spacing="true" fo:line-height="100%" fo:background-color="transparent">
        <style:background-image/>
      </style:paragraph-properties>
      <style:text-properties officeooo:rsid="00508c52" officeooo:paragraph-rsid="00508c52"/>
    </style:style>
    <style:style style:name="P18" style:family="paragraph" style:parent-style-name="Standard">
      <style:paragraph-properties fo:margin-top="0in" fo:margin-bottom="0in" style:contextual-spacing="true" fo:line-height="100%" fo:background-color="transparent">
        <style:background-image/>
      </style:paragraph-properties>
      <style:text-properties fo:font-weight="bold" officeooo:rsid="0052dd96" officeooo:paragraph-rsid="0052dd96" style:font-weight-asian="bold" style:font-weight-complex="bold"/>
    </style:style>
    <style:style style:name="P19" style:family="paragraph" style:parent-style-name="Standard">
      <style:paragraph-properties fo:margin-top="0in" fo:margin-bottom="0in" style:contextual-spacing="true" fo:line-height="100%" fo:background-color="transparent">
        <style:background-image/>
      </style:paragraph-properties>
      <style:text-properties fo:font-weight="bold" officeooo:rsid="01600999" officeooo:paragraph-rsid="01600999" style:font-weight-asian="bold" style:font-weight-complex="bold"/>
    </style:style>
    <style:style style:name="P20" style:family="paragraph" style:parent-style-name="Standard">
      <style:paragraph-properties fo:margin-top="0in" fo:margin-bottom="0in" style:contextual-spacing="true" fo:line-height="100%" fo:background-color="transparent">
        <style:background-image/>
      </style:paragraph-properties>
      <style:text-properties fo:font-weight="bold" officeooo:rsid="005fe7d7" officeooo:paragraph-rsid="011f3593" fo:background-color="transparent" style:font-weight-asian="bold" style:font-weight-complex="bold"/>
    </style:style>
    <style:style style:name="P21" style:family="paragraph" style:parent-style-name="Standard">
      <style:paragraph-properties fo:margin-top="0in" fo:margin-bottom="0in" style:contextual-spacing="true" fo:line-height="100%" fo:background-color="transparent">
        <style:background-image/>
      </style:paragraph-properties>
      <style:text-properties fo:font-weight="bold" officeooo:rsid="01a72aaf" officeooo:paragraph-rsid="01a72aaf" fo:background-color="transparent" style:font-weight-asian="bold" style:font-weight-complex="bold"/>
    </style:style>
    <style:style style:name="P22" style:family="paragraph" style:parent-style-name="Standard">
      <style:paragraph-properties fo:margin-top="0in" fo:margin-bottom="0in" style:contextual-spacing="true" fo:line-height="100%" fo:background-color="transparent">
        <style:background-image/>
      </style:paragraph-properties>
      <style:text-properties fo:font-weight="bold" officeooo:rsid="0088c2b3" officeooo:paragraph-rsid="01a763b7" fo:background-color="transparent" style:font-weight-asian="bold" style:font-weight-complex="bold"/>
    </style:style>
    <style:style style:name="P23" style:family="paragraph" style:parent-style-name="Standard">
      <style:paragraph-properties fo:margin-top="0in" fo:margin-bottom="0in" style:contextual-spacing="true" fo:line-height="100%" fo:background-color="transparent">
        <style:background-image/>
      </style:paragraph-properties>
      <style:text-properties officeooo:rsid="005677f3" officeooo:paragraph-rsid="005677f3"/>
    </style:style>
    <style:style style:name="P24" style:family="paragraph" style:parent-style-name="Standard">
      <style:paragraph-properties fo:margin-top="0in" fo:margin-bottom="0in" style:contextual-spacing="true" fo:line-height="100%" fo:background-color="transparent">
        <style:background-image/>
      </style:paragraph-properties>
      <style:text-properties officeooo:rsid="00592004" officeooo:paragraph-rsid="005b7389"/>
    </style:style>
    <style:style style:name="P25" style:family="paragraph" style:parent-style-name="Standard">
      <style:paragraph-properties fo:margin-top="0in" fo:margin-bottom="0in" style:contextual-spacing="true" fo:line-height="100%" fo:background-color="transparent">
        <style:background-image/>
      </style:paragraph-properties>
      <style:text-properties officeooo:rsid="00635150" officeooo:paragraph-rsid="00635150"/>
    </style:style>
    <style:style style:name="P26" style:family="paragraph" style:parent-style-name="Standard">
      <style:paragraph-properties fo:margin-top="0in" fo:margin-bottom="0in" style:contextual-spacing="true" fo:line-height="100%" fo:background-color="transparent">
        <style:background-image/>
      </style:paragraph-properties>
      <style:text-properties officeooo:rsid="0065784f" officeooo:paragraph-rsid="0065784f"/>
    </style:style>
    <style:style style:name="P27" style:family="paragraph" style:parent-style-name="Standard">
      <style:paragraph-properties fo:margin-top="0in" fo:margin-bottom="0in" style:contextual-spacing="true" fo:line-height="100%" fo:background-color="transparent">
        <style:background-image/>
      </style:paragraph-properties>
      <style:text-properties officeooo:rsid="0073091f" officeooo:paragraph-rsid="0073091f"/>
    </style:style>
    <style:style style:name="P28" style:family="paragraph" style:parent-style-name="Standard">
      <style:paragraph-properties fo:margin-top="0in" fo:margin-bottom="0in" style:contextual-spacing="true" fo:line-height="100%" fo:background-color="transparent">
        <style:background-image/>
      </style:paragraph-properties>
      <style:text-properties officeooo:rsid="0073f922" officeooo:paragraph-rsid="0073f922"/>
    </style:style>
    <style:style style:name="P29" style:family="paragraph" style:parent-style-name="Standard">
      <style:paragraph-properties fo:margin-top="0in" fo:margin-bottom="0in" style:contextual-spacing="true" fo:line-height="100%" fo:background-color="transparent">
        <style:background-image/>
      </style:paragraph-properties>
      <style:text-properties officeooo:rsid="00758a85" officeooo:paragraph-rsid="00758a85"/>
    </style:style>
    <style:style style:name="P30"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77adb7" officeooo:paragraph-rsid="0077adb7" style:font-style-asian="normal" style:font-style-complex="normal"/>
    </style:style>
    <style:style style:name="P31"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c33c0e" officeooo:paragraph-rsid="00c33c0e" style:font-style-asian="normal" style:font-style-complex="normal"/>
    </style:style>
    <style:style style:name="P32"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cede8c" officeooo:paragraph-rsid="00cede8c" style:font-style-asian="normal" style:font-style-complex="normal"/>
    </style:style>
    <style:style style:name="P33"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d7ce5b" officeooo:paragraph-rsid="00d7ce5b" style:font-style-asian="normal" style:font-style-complex="normal"/>
    </style:style>
    <style:style style:name="P34"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f69b9f" officeooo:paragraph-rsid="00f69b9f" style:font-style-asian="normal" style:font-style-complex="normal"/>
    </style:style>
    <style:style style:name="P35" style:family="paragraph" style:parent-style-name="Standard">
      <style:paragraph-properties fo:margin-top="0in" fo:margin-bottom="0in" style:contextual-spacing="true" fo:line-height="100%" fo:background-color="transparent">
        <style:background-image/>
      </style:paragraph-properties>
      <style:text-properties fo:font-style="normal" officeooo:rsid="0142efbd" officeooo:paragraph-rsid="0142efbd" style:font-style-asian="normal" style:font-style-complex="normal"/>
    </style:style>
    <style:style style:name="P36" style:family="paragraph" style:parent-style-name="Standard">
      <style:paragraph-properties fo:margin-top="0in" fo:margin-bottom="0in" style:contextual-spacing="true" fo:line-height="100%" fo:background-color="transparent">
        <style:background-image/>
      </style:paragraph-properties>
      <style:text-properties fo:font-style="normal" officeooo:rsid="018c8e40" officeooo:paragraph-rsid="018c8e40" style:font-style-asian="normal" style:font-style-complex="normal"/>
    </style:style>
    <style:style style:name="P37" style:family="paragraph" style:parent-style-name="Standard">
      <style:paragraph-properties fo:margin-top="0in" fo:margin-bottom="0in" style:contextual-spacing="true" fo:line-height="100%" fo:background-color="transparent">
        <style:background-image/>
      </style:paragraph-properties>
      <style:text-properties fo:font-style="normal" officeooo:rsid="018e4013" officeooo:paragraph-rsid="018e4013" style:font-style-asian="normal" style:font-style-complex="normal"/>
    </style:style>
    <style:style style:name="P38" style:family="paragraph" style:parent-style-name="Standard">
      <style:paragraph-properties fo:margin-top="0in" fo:margin-bottom="0in" style:contextual-spacing="true" fo:line-height="100%" fo:background-color="transparent">
        <style:background-image/>
      </style:paragraph-properties>
      <style:text-properties officeooo:rsid="0049e88c" officeooo:paragraph-rsid="01787d6f" fo:background-color="transparent"/>
    </style:style>
    <style:style style:name="P39" style:family="paragraph" style:parent-style-name="Standard">
      <style:paragraph-properties fo:margin-top="0in" fo:margin-bottom="0in" style:contextual-spacing="true" fo:line-height="100%" fo:background-color="transparent">
        <style:background-image/>
      </style:paragraph-properties>
      <style:text-properties officeooo:rsid="00846578" officeooo:paragraph-rsid="00846578"/>
    </style:style>
    <style:style style:name="P40" style:family="paragraph" style:parent-style-name="Standard">
      <style:paragraph-properties fo:margin-top="0in" fo:margin-bottom="0in" style:contextual-spacing="true" fo:line-height="100%" fo:background-color="transparent">
        <style:background-image/>
      </style:paragraph-properties>
      <style:text-properties officeooo:rsid="00902b37" officeooo:paragraph-rsid="00902b37"/>
    </style:style>
    <style:style style:name="P41" style:family="paragraph" style:parent-style-name="Standard">
      <style:paragraph-properties fo:margin-top="0in" fo:margin-bottom="0in" style:contextual-spacing="true" fo:line-height="100%" fo:background-color="transparent">
        <style:background-image/>
      </style:paragraph-properties>
      <style:text-properties officeooo:rsid="0095e9cf" officeooo:paragraph-rsid="0095e9cf"/>
    </style:style>
    <style:style style:name="P42" style:family="paragraph" style:parent-style-name="Standard">
      <style:paragraph-properties fo:margin-top="0in" fo:margin-bottom="0in" style:contextual-spacing="true" fo:line-height="100%" fo:background-color="transparent">
        <style:background-image/>
      </style:paragraph-properties>
      <style:text-properties officeooo:rsid="00a0a76d" officeooo:paragraph-rsid="00a0a76d"/>
    </style:style>
    <style:style style:name="P43" style:family="paragraph" style:parent-style-name="Standard">
      <style:paragraph-properties fo:margin-top="0in" fo:margin-bottom="0in" style:contextual-spacing="true" fo:line-height="100%" fo:background-color="transparent">
        <style:background-image/>
      </style:paragraph-properties>
      <style:text-properties officeooo:rsid="00a3d458" officeooo:paragraph-rsid="00a3d458"/>
    </style:style>
    <style:style style:name="P44" style:family="paragraph" style:parent-style-name="Standard">
      <style:paragraph-properties fo:margin-top="0in" fo:margin-bottom="0in" style:contextual-spacing="true" fo:line-height="100%" fo:background-color="transparent">
        <style:background-image/>
      </style:paragraph-properties>
      <style:text-properties officeooo:rsid="00a3d458" officeooo:paragraph-rsid="0124cc77"/>
    </style:style>
    <style:style style:name="P45" style:family="paragraph" style:parent-style-name="Standard">
      <style:paragraph-properties fo:margin-top="0in" fo:margin-bottom="0in" style:contextual-spacing="true" fo:line-height="100%" fo:background-color="transparent">
        <style:background-image/>
      </style:paragraph-properties>
      <style:text-properties officeooo:rsid="00aafe59" officeooo:paragraph-rsid="00aafe59"/>
    </style:style>
    <style:style style:name="P46" style:family="paragraph" style:parent-style-name="Standard">
      <style:paragraph-properties fo:margin-top="0in" fo:margin-bottom="0in" style:contextual-spacing="true" fo:line-height="100%" fo:background-color="transparent">
        <style:background-image/>
      </style:paragraph-properties>
      <style:text-properties officeooo:rsid="00bb2255" officeooo:paragraph-rsid="00bb2255"/>
    </style:style>
    <style:style style:name="P47"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bc1300" officeooo:paragraph-rsid="00bc1300" style:font-style-asian="italic" style:font-style-complex="italic"/>
    </style:style>
    <style:style style:name="P48"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b77d7f" officeooo:paragraph-rsid="00b77d7f" style:font-style-asian="italic" style:font-style-complex="italic"/>
    </style:style>
    <style:style style:name="P49"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d5f392" officeooo:paragraph-rsid="00d5f392" style:font-style-asian="italic" style:font-style-complex="italic"/>
    </style:style>
    <style:style style:name="P50"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dd748e" officeooo:paragraph-rsid="00dd748e" style:font-style-asian="italic" style:font-style-complex="italic"/>
    </style:style>
    <style:style style:name="P51"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df1c3c" officeooo:paragraph-rsid="00df1c3c" style:font-style-asian="italic" style:font-style-complex="italic"/>
    </style:style>
    <style:style style:name="P52"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ee8e6c" officeooo:paragraph-rsid="00ee8e6c" style:font-style-asian="italic" style:font-style-complex="italic"/>
    </style:style>
    <style:style style:name="P53"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f65d82" officeooo:paragraph-rsid="00f65d82" style:font-style-asian="italic" style:font-style-complex="italic"/>
    </style:style>
    <style:style style:name="P54"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3f36c5" officeooo:paragraph-rsid="013f36c5" style:font-style-asian="italic" style:font-style-complex="italic"/>
    </style:style>
    <style:style style:name="P55"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4cda67" officeooo:paragraph-rsid="014cda67" style:font-style-asian="italic" style:font-style-complex="italic"/>
    </style:style>
    <style:style style:name="P56"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50100c" officeooo:paragraph-rsid="0150100c" style:font-style-asian="italic" style:font-style-complex="italic"/>
    </style:style>
    <style:style style:name="P57"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52e002" officeooo:paragraph-rsid="0152e002" style:font-style-asian="italic" style:font-style-complex="italic"/>
    </style:style>
    <style:style style:name="P58"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530891" officeooo:paragraph-rsid="0154d84f" style:font-style-asian="italic" style:font-style-complex="italic"/>
    </style:style>
    <style:style style:name="P59"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8635ad" officeooo:paragraph-rsid="018c86e2" style:font-style-asian="italic" style:font-style-complex="italic"/>
    </style:style>
    <style:style style:name="P60" style:family="paragraph" style:parent-style-name="Standard">
      <style:paragraph-properties fo:margin-top="0in" fo:margin-bottom="0in" style:contextual-spacing="true" fo:line-height="100%" fo:background-color="transparent">
        <style:background-image/>
      </style:paragraph-properties>
      <style:text-properties officeooo:rsid="00c48359" officeooo:paragraph-rsid="0128bef9"/>
    </style:style>
    <style:style style:name="P61" style:family="paragraph" style:parent-style-name="Standard">
      <style:paragraph-properties fo:margin-top="0in" fo:margin-bottom="0in" style:contextual-spacing="true" fo:line-height="100%" fo:background-color="transparent">
        <style:background-image/>
      </style:paragraph-properties>
      <style:text-properties officeooo:rsid="00d9b88b" officeooo:paragraph-rsid="00d9b88b"/>
    </style:style>
    <style:style style:name="P62" style:family="paragraph" style:parent-style-name="Standard">
      <style:paragraph-properties fo:margin-top="0in" fo:margin-bottom="0in" style:contextual-spacing="true" fo:line-height="100%" fo:background-color="transparent">
        <style:background-image/>
      </style:paragraph-properties>
      <style:text-properties officeooo:rsid="00df1c3c" officeooo:paragraph-rsid="00df1c3c"/>
    </style:style>
    <style:style style:name="P63" style:family="paragraph" style:parent-style-name="Standard">
      <style:paragraph-properties fo:margin-top="0in" fo:margin-bottom="0in" style:contextual-spacing="true" fo:line-height="100%" fo:background-color="transparent">
        <style:background-image/>
      </style:paragraph-properties>
      <style:text-properties officeooo:rsid="00e1a799" officeooo:paragraph-rsid="00e1a799"/>
    </style:style>
    <style:style style:name="P64" style:family="paragraph" style:parent-style-name="Standard">
      <style:paragraph-properties fo:margin-top="0in" fo:margin-bottom="0in" style:contextual-spacing="true" fo:line-height="100%" fo:background-color="transparent">
        <style:background-image/>
      </style:paragraph-properties>
      <style:text-properties officeooo:rsid="00e67893" officeooo:paragraph-rsid="00e67893"/>
    </style:style>
    <style:style style:name="P65" style:family="paragraph" style:parent-style-name="Standard">
      <style:paragraph-properties fo:margin-top="0in" fo:margin-bottom="0in" style:contextual-spacing="true" fo:line-height="100%" fo:background-color="transparent">
        <style:background-image/>
      </style:paragraph-properties>
      <style:text-properties officeooo:rsid="00e81e6f" officeooo:paragraph-rsid="00e81e6f"/>
    </style:style>
    <style:style style:name="P66" style:family="paragraph" style:parent-style-name="Standard">
      <style:paragraph-properties fo:margin-top="0in" fo:margin-bottom="0in" style:contextual-spacing="true" fo:line-height="100%" fo:background-color="transparent">
        <style:background-image/>
      </style:paragraph-properties>
      <style:text-properties officeooo:rsid="00e9d9c4" officeooo:paragraph-rsid="00edad36"/>
    </style:style>
    <style:style style:name="P67" style:family="paragraph" style:parent-style-name="Standard">
      <style:paragraph-properties fo:margin-top="0in" fo:margin-bottom="0in" style:contextual-spacing="true" fo:line-height="100%" fo:background-color="transparent">
        <style:background-image/>
      </style:paragraph-properties>
      <style:text-properties officeooo:rsid="00ee8e6c" officeooo:paragraph-rsid="00ee8e6c"/>
    </style:style>
    <style:style style:name="P68" style:family="paragraph" style:parent-style-name="Standard">
      <style:paragraph-properties fo:margin-top="0in" fo:margin-bottom="0in" style:contextual-spacing="true" fo:line-height="100%" fo:background-color="transparent">
        <style:background-image/>
      </style:paragraph-properties>
      <style:text-properties officeooo:rsid="00eebe8b" officeooo:paragraph-rsid="00eebe8b"/>
    </style:style>
    <style:style style:name="P69" style:family="paragraph" style:parent-style-name="Standard">
      <style:paragraph-properties fo:margin-top="0in" fo:margin-bottom="0in" style:contextual-spacing="true" fo:line-height="100%" fo:background-color="transparent">
        <style:background-image/>
      </style:paragraph-properties>
      <style:text-properties officeooo:rsid="00f5609a" officeooo:paragraph-rsid="00f5609a"/>
    </style:style>
    <style:style style:name="P70" style:family="paragraph" style:parent-style-name="Standard">
      <style:paragraph-properties fo:margin-top="0in" fo:margin-bottom="0in" style:contextual-spacing="true" fo:line-height="100%" fo:background-color="transparent">
        <style:background-image/>
      </style:paragraph-properties>
      <style:text-properties officeooo:rsid="00f65d82" officeooo:paragraph-rsid="00f65d82"/>
    </style:style>
    <style:style style:name="P71" style:family="paragraph" style:parent-style-name="Standard">
      <style:paragraph-properties fo:margin-top="0in" fo:margin-bottom="0in" style:contextual-spacing="true" fo:line-height="100%" fo:background-color="transparent">
        <style:background-image/>
      </style:paragraph-properties>
      <style:text-properties officeooo:rsid="00f97f59" officeooo:paragraph-rsid="00f97f59"/>
    </style:style>
    <style:style style:name="P72" style:family="paragraph" style:parent-style-name="Standard">
      <style:paragraph-properties fo:margin-top="0in" fo:margin-bottom="0in" style:contextual-spacing="true" fo:line-height="100%" fo:background-color="transparent">
        <style:background-image/>
      </style:paragraph-properties>
      <style:text-properties officeooo:rsid="00fa74a9" officeooo:paragraph-rsid="00fa74a9"/>
    </style:style>
    <style:style style:name="P73" style:family="paragraph" style:parent-style-name="Standard">
      <style:paragraph-properties fo:margin-top="0in" fo:margin-bottom="0in" style:contextual-spacing="true" fo:line-height="100%" fo:background-color="transparent">
        <style:background-image/>
      </style:paragraph-properties>
      <style:text-properties officeooo:rsid="00fb5428" officeooo:paragraph-rsid="00fb5428"/>
    </style:style>
    <style:style style:name="P74" style:family="paragraph" style:parent-style-name="Standard">
      <style:paragraph-properties fo:margin-top="0in" fo:margin-bottom="0in" style:contextual-spacing="true" fo:line-height="100%" fo:background-color="transparent">
        <style:background-image/>
      </style:paragraph-properties>
      <style:text-properties officeooo:rsid="010e1a95" officeooo:paragraph-rsid="010e1a95"/>
    </style:style>
    <style:style style:name="P75" style:family="paragraph" style:parent-style-name="Standard">
      <style:paragraph-properties fo:margin-top="0in" fo:margin-bottom="0in" style:contextual-spacing="true" fo:line-height="100%" fo:background-color="transparent">
        <style:background-image/>
      </style:paragraph-properties>
      <style:text-properties officeooo:rsid="013f36c5" officeooo:paragraph-rsid="013f36c5"/>
    </style:style>
    <style:style style:name="P76" style:family="paragraph" style:parent-style-name="Standard">
      <style:paragraph-properties fo:margin-top="0in" fo:margin-bottom="0in" style:contextual-spacing="true" fo:line-height="100%" fo:background-color="transparent">
        <style:background-image/>
      </style:paragraph-properties>
      <style:text-properties officeooo:rsid="01600999" officeooo:paragraph-rsid="01600999"/>
    </style:style>
    <style:style style:name="P77" style:family="paragraph" style:parent-style-name="Standard">
      <style:paragraph-properties fo:margin-top="0in" fo:margin-bottom="0in" style:contextual-spacing="true" fo:line-height="100%" fo:background-color="transparent">
        <style:background-image/>
      </style:paragraph-properties>
      <style:text-properties officeooo:rsid="01774a2d" officeooo:paragraph-rsid="01787d6f"/>
    </style:style>
    <style:style style:name="P78" style:family="paragraph" style:parent-style-name="Standard">
      <style:paragraph-properties fo:margin-top="0in" fo:margin-bottom="0in" style:contextual-spacing="true" fo:line-height="100%" fo:background-color="transparent">
        <style:background-image/>
      </style:paragraph-properties>
      <style:text-properties officeooo:rsid="01787d6f" officeooo:paragraph-rsid="01787d6f"/>
    </style:style>
    <style:style style:name="P79" style:family="paragraph" style:parent-style-name="Text_20_body">
      <style:paragraph-properties fo:margin-top="0in" fo:margin-bottom="0in" style:contextual-spacing="true" fo:line-height="100%" fo:background-color="transparent">
        <style:background-image/>
      </style:paragraph-properties>
      <style:text-properties officeooo:rsid="00592004" officeooo:paragraph-rsid="0135c1d9"/>
    </style:style>
    <style:style style:name="P80" style:family="paragraph" style:parent-style-name="Text_20_body">
      <style:paragraph-properties fo:margin-top="0in" fo:margin-bottom="0in" style:contextual-spacing="true" fo:line-height="100%"/>
      <style:text-properties style:text-underline-style="none" fo:font-weight="normal" officeooo:rsid="00225c25" officeooo:paragraph-rsid="002fad98" style:font-weight-asian="normal" style:font-weight-complex="normal"/>
    </style:style>
    <style:style style:name="P81" style:family="paragraph" style:parent-style-name="Text_20_body">
      <style:paragraph-properties fo:margin-top="0in" fo:margin-bottom="0in" style:contextual-spacing="true" fo:line-height="100%"/>
      <style:text-properties style:text-underline-style="none" fo:font-weight="normal" officeooo:rsid="0024bda7" officeooo:paragraph-rsid="0036b296" style:font-weight-asian="normal" style:font-weight-complex="normal"/>
    </style:style>
    <style:style style:name="P82" style:family="paragraph" style:parent-style-name="Text_20_body">
      <style:paragraph-properties fo:margin-top="0in" fo:margin-bottom="0in" style:contextual-spacing="true" fo:line-height="100%"/>
      <style:text-properties style:text-underline-style="none" fo:font-weight="normal" officeooo:rsid="0018122e" officeooo:paragraph-rsid="0018122e" style:font-weight-asian="normal" style:font-weight-complex="normal"/>
    </style:style>
    <style:style style:name="P83" style:family="paragraph" style:parent-style-name="Text_20_body">
      <style:paragraph-properties fo:margin-top="0in" fo:margin-bottom="0in" style:contextual-spacing="true" fo:line-height="100%"/>
      <style:text-properties style:text-underline-style="none" fo:font-weight="normal" officeooo:rsid="0018f9b0" officeooo:paragraph-rsid="0018f9b0" style:font-weight-asian="normal" style:font-weight-complex="normal"/>
    </style:style>
    <style:style style:name="P84" style:family="paragraph" style:parent-style-name="Text_20_body">
      <style:paragraph-properties fo:margin-top="0in" fo:margin-bottom="0in" style:contextual-spacing="true" fo:line-height="100%"/>
      <style:text-properties style:text-underline-style="none" fo:font-weight="normal" officeooo:rsid="001e0764" officeooo:paragraph-rsid="001e0764" style:font-weight-asian="normal" style:font-weight-complex="normal"/>
    </style:style>
    <style:style style:name="P85" style:family="paragraph" style:parent-style-name="Text_20_body">
      <style:paragraph-properties fo:margin-top="0in" fo:margin-bottom="0in" style:contextual-spacing="true" fo:line-height="100%"/>
      <style:text-properties style:text-underline-style="none" fo:font-weight="normal" officeooo:rsid="002108e3" officeooo:paragraph-rsid="002108e3" style:font-weight-asian="normal" style:font-weight-complex="normal"/>
    </style:style>
    <style:style style:name="P86" style:family="paragraph" style:parent-style-name="Text_20_body">
      <style:paragraph-properties fo:margin-top="0in" fo:margin-bottom="0in" style:contextual-spacing="true" fo:line-height="100%"/>
      <style:text-properties style:text-underline-style="none" fo:font-weight="normal" officeooo:rsid="002256e9" officeooo:paragraph-rsid="002256e9" style:font-weight-asian="normal" style:font-weight-complex="normal"/>
    </style:style>
    <style:style style:name="P87" style:family="paragraph" style:parent-style-name="Text_20_body">
      <style:paragraph-properties fo:margin-top="0in" fo:margin-bottom="0in" style:contextual-spacing="true" fo:line-height="100%"/>
      <style:text-properties style:text-underline-style="none" fo:font-weight="normal" officeooo:rsid="0034e1af" officeooo:paragraph-rsid="0034e1af" style:font-weight-asian="normal" style:font-weight-complex="normal"/>
    </style:style>
    <style:style style:name="P88" style:family="paragraph" style:parent-style-name="Text_20_body">
      <style:paragraph-properties fo:margin-top="0in" fo:margin-bottom="0in" style:contextual-spacing="true" fo:line-height="100%"/>
      <style:text-properties style:text-underline-style="none" fo:font-weight="normal" officeooo:rsid="0036b296" officeooo:paragraph-rsid="0036b296" style:font-weight-asian="normal" style:font-weight-complex="normal"/>
    </style:style>
    <style:style style:name="P89" style:family="paragraph" style:parent-style-name="Text_20_body">
      <style:paragraph-properties fo:margin-top="0in" fo:margin-bottom="0in" style:contextual-spacing="true" fo:line-height="100%"/>
      <style:text-properties style:text-underline-style="none" fo:font-weight="normal" officeooo:rsid="0036b296" officeooo:paragraph-rsid="00464881" style:font-weight-asian="normal" style:font-weight-complex="normal"/>
    </style:style>
    <style:style style:name="P90" style:family="paragraph" style:parent-style-name="Text_20_body">
      <style:paragraph-properties fo:margin-top="0in" fo:margin-bottom="0in" style:contextual-spacing="true" fo:line-height="100%"/>
      <style:text-properties style:text-underline-style="none" fo:font-weight="normal" officeooo:rsid="0040f886" officeooo:paragraph-rsid="0040f886" style:font-weight-asian="normal" style:font-weight-complex="normal"/>
    </style:style>
    <style:style style:name="P91" style:family="paragraph" style:parent-style-name="Text_20_body">
      <style:paragraph-properties fo:margin-top="0in" fo:margin-bottom="0in" style:contextual-spacing="true" fo:line-height="100%"/>
      <style:text-properties fo:font-style="italic" style:text-underline-style="none" fo:font-weight="normal" officeooo:rsid="0036b296" officeooo:paragraph-rsid="00464881" style:font-style-asian="italic" style:font-weight-asian="normal" style:font-style-complex="italic" style:font-weight-complex="normal"/>
    </style:style>
    <style:style style:name="P92" style:family="paragraph" style:parent-style-name="Text_20_body">
      <style:paragraph-properties fo:margin-top="0in" fo:margin-bottom="0in" style:contextual-spacing="true" fo:line-height="100%"/>
      <style:text-properties officeooo:rsid="0135be49" officeooo:paragraph-rsid="0135c1d9"/>
    </style:style>
    <style:style style:name="P93" style:family="paragraph" style:parent-style-name="Standard">
      <style:paragraph-properties fo:margin-top="0in" fo:margin-bottom="0in" style:contextual-spacing="true" fo:line-height="100%"/>
      <style:text-properties fo:font-style="italic" style:text-underline-style="none" fo:font-weight="normal" officeooo:rsid="003eb606" officeooo:paragraph-rsid="006be8b1" style:font-style-asian="italic" style:font-weight-asian="normal" style:font-style-complex="italic" style:font-weight-complex="normal"/>
    </style:style>
    <style:style style:name="P94" style:family="paragraph" style:parent-style-name="Standard">
      <style:paragraph-properties fo:margin-top="0in" fo:margin-bottom="0in" style:contextual-spacing="true" fo:line-height="100%" fo:background-color="transparent">
        <style:background-image/>
      </style:paragraph-properties>
      <style:text-properties officeooo:rsid="009350d4" officeooo:paragraph-rsid="0092ad7e"/>
    </style:style>
    <style:style style:name="P95" style:family="paragraph" style:parent-style-name="Standard">
      <style:paragraph-properties fo:margin-top="0in" fo:margin-bottom="0in" style:contextual-spacing="true" fo:line-height="100%" fo:background-color="transparent">
        <style:background-image/>
      </style:paragraph-properties>
      <style:text-properties fo:font-style="italic" officeooo:rsid="00c8a884" officeooo:paragraph-rsid="00ca691f" style:font-style-asian="italic" style:font-style-complex="italic"/>
    </style:style>
    <style:style style:name="P96" style:family="paragraph" style:parent-style-name="Standard" style:list-style-name="L1">
      <style:paragraph-properties fo:margin-top="0in" fo:margin-bottom="0in" style:contextual-spacing="true" fo:line-height="100%" fo:background-color="transparent">
        <style:background-image/>
      </style:paragraph-properties>
      <style:text-properties fo:font-style="italic" officeooo:rsid="018c8e40" officeooo:paragraph-rsid="018c8e40" style:font-style-asian="italic" style:font-style-complex="italic"/>
    </style:style>
    <style:style style:name="P97" style:family="paragraph" style:parent-style-name="Standard" style:list-style-name="L1">
      <style:paragraph-properties fo:margin-top="0in" fo:margin-bottom="0in" style:contextual-spacing="true" fo:line-height="100%" fo:background-color="transparent">
        <style:background-image/>
      </style:paragraph-properties>
      <style:text-properties fo:font-style="italic" officeooo:rsid="0196589a" officeooo:paragraph-rsid="01999053" style:font-style-asian="italic" style:font-style-complex="italic"/>
    </style:style>
    <style:style style:name="P98" style:family="paragraph" style:parent-style-name="Standard" style:list-style-name="L1">
      <style:paragraph-properties fo:margin-top="0in" fo:margin-bottom="0in" style:contextual-spacing="true" fo:line-height="100%" fo:background-color="transparent">
        <style:background-image/>
      </style:paragraph-properties>
      <style:text-properties fo:font-style="italic" officeooo:rsid="019f84dd" officeooo:paragraph-rsid="019fef0e" style:font-style-asian="italic" style:font-style-complex="italic"/>
    </style:style>
    <style:style style:name="P99"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530891" officeooo:paragraph-rsid="0154d84f" style:font-style-asian="italic" style:font-style-complex="italic"/>
    </style:style>
    <style:style style:name="P100"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aa6040" officeooo:paragraph-rsid="01b07a76" style:font-style-asian="italic" style:font-style-complex="italic"/>
    </style:style>
    <style:style style:name="P101"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c35002" officeooo:paragraph-rsid="01c35002" style:font-style-asian="italic" style:font-style-complex="italic"/>
    </style:style>
    <style:style style:name="P102" style:family="paragraph" style:parent-style-name="Standard">
      <style:paragraph-properties fo:margin-top="0in" fo:margin-bottom="0in" style:contextual-spacing="true" fo:line-height="100%" fo:background-color="transparent">
        <style:background-image/>
      </style:paragraph-properties>
      <style:text-properties fo:font-style="italic" officeooo:rsid="0124cc77" officeooo:paragraph-rsid="0124cc77" style:font-style-asian="italic" style:font-style-complex="italic"/>
    </style:style>
    <style:style style:name="P103" style:family="paragraph" style:parent-style-name="Standard">
      <style:paragraph-properties fo:margin-top="0in" fo:margin-bottom="0in" style:contextual-spacing="true" fo:line-height="100%" fo:background-color="transparent">
        <style:background-image/>
      </style:paragraph-properties>
      <style:text-properties fo:font-style="normal" officeooo:rsid="00f65d82" officeooo:paragraph-rsid="00f65d82" style:font-style-asian="normal" style:font-style-complex="normal"/>
    </style:style>
    <style:style style:name="P104" style:family="paragraph" style:parent-style-name="Standard">
      <style:paragraph-properties fo:margin-top="0in" fo:margin-bottom="0in" style:contextual-spacing="true" fo:line-height="100%" fo:background-color="transparent">
        <style:background-image/>
      </style:paragraph-properties>
      <style:text-properties officeooo:rsid="00fa74a9" officeooo:paragraph-rsid="00f97f59"/>
    </style:style>
    <style:style style:name="P105" style:family="paragraph" style:parent-style-name="Standard">
      <style:paragraph-properties fo:margin-top="0in" fo:margin-bottom="0in" style:contextual-spacing="true" fo:line-height="100%" fo:background-color="transparent">
        <style:background-image/>
      </style:paragraph-properties>
      <style:text-properties officeooo:rsid="00b44ef3" officeooo:paragraph-rsid="00b44ef3"/>
    </style:style>
    <style:style style:name="P106" style:family="paragraph" style:parent-style-name="Standard">
      <style:paragraph-properties fo:margin-top="0in" fo:margin-bottom="0in" style:contextual-spacing="true" fo:line-height="100%" fo:background-color="transparent">
        <style:background-image/>
      </style:paragraph-properties>
      <style:text-properties officeooo:rsid="01aa6040" officeooo:paragraph-rsid="01abe077"/>
    </style:style>
    <style:style style:name="P107" style:family="paragraph" style:parent-style-name="Standard">
      <style:paragraph-properties fo:margin-top="0in" fo:margin-bottom="0in" style:contextual-spacing="true" fo:line-height="100%" fo:background-color="transparent">
        <style:background-image/>
      </style:paragraph-properties>
      <style:text-properties officeooo:rsid="01aa6040" officeooo:paragraph-rsid="01bee48b"/>
    </style:style>
    <style:style style:name="P108" style:family="paragraph" style:parent-style-name="Standard">
      <style:paragraph-properties fo:margin-top="0in" fo:margin-bottom="0in" style:contextual-spacing="true" fo:line-height="100%" fo:background-color="transparent">
        <style:background-image/>
      </style:paragraph-properties>
      <style:text-properties officeooo:rsid="01abe077" officeooo:paragraph-rsid="01af6192"/>
    </style:style>
    <style:style style:name="P109" style:family="paragraph" style:parent-style-name="Standard">
      <style:paragraph-properties fo:margin-top="0in" fo:margin-bottom="0in" style:contextual-spacing="true" fo:line-height="100%" fo:background-color="transparent">
        <style:background-image/>
      </style:paragraph-properties>
      <style:text-properties officeooo:rsid="01b07a76" officeooo:paragraph-rsid="01b07a76"/>
    </style:style>
    <style:style style:name="P110" style:family="paragraph" style:parent-style-name="Standard">
      <style:paragraph-properties fo:margin-top="0in" fo:margin-bottom="0in" style:contextual-spacing="true" fo:line-height="100%" fo:background-color="transparent">
        <style:background-image/>
      </style:paragraph-properties>
      <style:text-properties officeooo:rsid="01b3a788" officeooo:paragraph-rsid="01c7ec38"/>
    </style:style>
    <style:style style:name="P111" style:family="paragraph" style:parent-style-name="Standard">
      <style:paragraph-properties fo:margin-top="0in" fo:margin-bottom="0in" style:contextual-spacing="true" fo:line-height="100%" fo:background-color="transparent">
        <style:background-image/>
      </style:paragraph-properties>
      <style:text-properties officeooo:rsid="00d9b88b" officeooo:paragraph-rsid="01bee48b"/>
    </style:style>
    <style:style style:name="P112" style:family="paragraph" style:parent-style-name="Standard">
      <style:paragraph-properties fo:margin-top="0in" fo:margin-bottom="0in" style:contextual-spacing="true" fo:line-height="100%" fo:background-color="transparent">
        <style:background-image/>
      </style:paragraph-properties>
      <style:text-properties officeooo:rsid="01d00ab8" officeooo:paragraph-rsid="01d00ab8"/>
    </style:style>
    <style:style style:name="P113" style:family="paragraph" style:parent-style-name="Standard">
      <style:paragraph-properties fo:margin-top="0in" fo:margin-bottom="0in" style:contextual-spacing="true" fo:line-height="100%" fo:background-color="transparent">
        <style:background-image/>
      </style:paragraph-properties>
      <style:text-properties officeooo:rsid="012699ed" officeooo:paragraph-rsid="012699ed"/>
    </style:style>
    <style:style style:name="P114" style:family="paragraph" style:parent-style-name="Standard">
      <style:paragraph-properties fo:margin-top="0in" fo:margin-bottom="0in" style:contextual-spacing="true" fo:line-height="100%" fo:background-color="transparent">
        <style:background-image/>
      </style:paragraph-properties>
      <style:text-properties officeooo:rsid="00e67893" officeooo:paragraph-rsid="00e67893"/>
    </style:style>
    <style:style style:name="P115" style:family="paragraph" style:parent-style-name="Standard">
      <style:paragraph-properties fo:margin-top="0in" fo:margin-bottom="0in" style:contextual-spacing="true" fo:line-height="100%" fo:background-color="transparent">
        <style:background-image/>
      </style:paragraph-properties>
      <style:text-properties officeooo:rsid="01e7eb49" officeooo:paragraph-rsid="01e7eb49"/>
    </style:style>
    <style:style style:name="P116" style:family="paragraph" style:parent-style-name="Text_20_body">
      <style:paragraph-properties fo:margin-top="0in" fo:margin-bottom="0in" style:contextual-spacing="true" fo:line-height="100%"/>
      <style:text-properties fo:font-style="italic" style:text-underline-style="none" fo:font-weight="normal" officeooo:rsid="0034e1af" officeooo:paragraph-rsid="0034e1af" style:font-style-asian="italic" style:font-weight-asian="normal" style:font-style-complex="italic" style:font-weight-complex="normal"/>
    </style:style>
    <style:style style:name="P117" style:family="paragraph" style:parent-style-name="Text_20_body">
      <style:paragraph-properties fo:margin-top="0in" fo:margin-bottom="0in" style:contextual-spacing="true" fo:line-height="100%"/>
      <style:text-properties fo:font-style="italic" style:text-underline-style="none" fo:font-weight="normal" officeooo:rsid="00161d45" officeooo:paragraph-rsid="0034e1af" style:font-style-asian="italic" style:font-weight-asian="normal" style:font-style-complex="italic" style:font-weight-complex="normal"/>
    </style:style>
    <style:style style:name="P118" style:family="paragraph" style:parent-style-name="Text_20_body">
      <style:paragraph-properties fo:margin-top="0in" fo:margin-bottom="0in" style:contextual-spacing="true" fo:line-height="100%"/>
      <style:text-properties fo:font-style="normal" style:text-underline-style="none" fo:font-weight="normal" officeooo:rsid="00161d45" officeooo:paragraph-rsid="00464881" style:font-style-asian="normal" style:font-weight-asian="normal" style:font-style-complex="normal" style:font-weight-complex="normal"/>
    </style:style>
    <style:style style:name="P119" style:family="paragraph" style:parent-style-name="Text_20_body">
      <style:paragraph-properties fo:margin-top="0in" fo:margin-bottom="0in" style:contextual-spacing="true" fo:line-height="100%"/>
      <style:text-properties style:text-underline-style="none" fo:font-weight="normal" officeooo:rsid="004adfb6" officeooo:paragraph-rsid="004adfb6"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299347" style:font-style-asian="italic" style:font-style-complex="italic"/>
    </style:style>
    <style:style style:name="T3" style:family="text">
      <style:text-properties fo:font-style="italic" officeooo:rsid="000ef27b" style:font-style-asian="italic" style:font-style-complex="italic"/>
    </style:style>
    <style:style style:name="T4" style:family="text">
      <style:text-properties fo:font-style="italic" officeooo:rsid="000f359f" style:font-style-asian="italic" style:font-style-complex="italic"/>
    </style:style>
    <style:style style:name="T5" style:family="text">
      <style:text-properties fo:font-style="italic" officeooo:rsid="000dc4e7" style:font-style-asian="italic" style:font-style-complex="italic"/>
    </style:style>
    <style:style style:name="T6" style:family="text">
      <style:text-properties fo:font-style="italic" officeooo:rsid="0018f9b0" style:font-style-asian="italic" style:font-style-complex="italic"/>
    </style:style>
    <style:style style:name="T7" style:family="text">
      <style:text-properties fo:font-style="italic" officeooo:rsid="0036b296" style:font-style-asian="italic" style:font-style-complex="italic"/>
    </style:style>
    <style:style style:name="T8" style:family="text">
      <style:text-properties fo:font-style="italic" officeooo:rsid="003dba27" style:font-style-asian="italic" style:font-style-complex="italic"/>
    </style:style>
    <style:style style:name="T9" style:family="text">
      <style:text-properties fo:font-style="italic" officeooo:rsid="003eb606" style:font-style-asian="italic" style:font-style-complex="italic"/>
    </style:style>
    <style:style style:name="T10" style:family="text">
      <style:text-properties fo:font-style="italic" officeooo:rsid="0075cd53" style:font-style-asian="italic" style:font-style-complex="italic"/>
    </style:style>
    <style:style style:name="T11" style:family="text">
      <style:text-properties fo:font-style="italic" officeooo:rsid="00849bf3" style:font-style-asian="italic" style:font-style-complex="italic"/>
    </style:style>
    <style:style style:name="T12" style:family="text">
      <style:text-properties fo:font-style="italic" officeooo:rsid="00881016" style:font-style-asian="italic" style:font-style-complex="italic"/>
    </style:style>
    <style:style style:name="T13" style:family="text">
      <style:text-properties fo:font-style="italic" officeooo:rsid="0090384e" style:font-style-asian="italic" style:font-style-complex="italic"/>
    </style:style>
    <style:style style:name="T14" style:family="text">
      <style:text-properties fo:font-style="italic" officeooo:rsid="00a4f352" style:font-style-asian="italic" style:font-style-complex="italic"/>
    </style:style>
    <style:style style:name="T15" style:family="text">
      <style:text-properties fo:font-style="italic" officeooo:rsid="00ea128a" style:font-style-asian="italic" style:font-style-complex="italic"/>
    </style:style>
    <style:style style:name="T16" style:family="text">
      <style:text-properties fo:font-style="italic" officeooo:rsid="010fcacd" style:font-style-asian="italic" style:font-style-complex="italic"/>
    </style:style>
    <style:style style:name="T17" style:family="text">
      <style:text-properties fo:font-style="italic" officeooo:rsid="012699ed" style:font-style-asian="italic" style:font-style-complex="italic"/>
    </style:style>
    <style:style style:name="T18" style:family="text">
      <style:text-properties fo:font-style="italic" officeooo:rsid="0145462c" style:font-style-asian="italic" style:font-style-complex="italic"/>
    </style:style>
    <style:style style:name="T19" style:family="text">
      <style:text-properties fo:font-style="italic" officeooo:rsid="0146546b" style:font-style-asian="italic" style:font-style-complex="italic"/>
    </style:style>
    <style:style style:name="T20" style:family="text">
      <style:text-properties fo:font-style="italic" officeooo:rsid="0166d1fa" style:font-style-asian="italic" style:font-style-complex="italic"/>
    </style:style>
    <style:style style:name="T21" style:family="text">
      <style:text-properties fo:font-style="italic" officeooo:rsid="01e9f8b7"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299347" style:font-style-asian="normal" style:font-style-complex="normal"/>
    </style:style>
    <style:style style:name="T24" style:family="text">
      <style:text-properties fo:font-style="normal" officeooo:rsid="00287665" style:font-style-asian="normal" style:font-style-complex="normal"/>
    </style:style>
    <style:style style:name="T25" style:family="text">
      <style:text-properties fo:font-style="normal" officeooo:rsid="000ef27b" style:font-style-asian="normal" style:font-style-complex="normal"/>
    </style:style>
    <style:style style:name="T26" style:family="text">
      <style:text-properties fo:font-style="normal" officeooo:rsid="000f359f" style:font-style-asian="normal" style:font-style-complex="normal"/>
    </style:style>
    <style:style style:name="T27" style:family="text">
      <style:text-properties fo:font-style="normal" officeooo:rsid="00145ea4" style:font-style-asian="normal" style:font-style-complex="normal"/>
    </style:style>
    <style:style style:name="T28" style:family="text">
      <style:text-properties fo:font-style="normal" officeooo:rsid="00161d45" style:font-style-asian="normal" style:font-style-complex="normal"/>
    </style:style>
    <style:style style:name="T29" style:family="text">
      <style:text-properties fo:font-style="normal" officeooo:rsid="0034e1af" style:font-style-asian="normal" style:font-style-complex="normal"/>
    </style:style>
    <style:style style:name="T30" style:family="text">
      <style:text-properties fo:font-style="normal" officeooo:rsid="0036b296" style:font-style-asian="normal" style:font-style-complex="normal"/>
    </style:style>
    <style:style style:name="T31" style:family="text">
      <style:text-properties fo:font-style="normal" officeooo:rsid="00378a92" style:font-style-asian="normal" style:font-style-complex="normal"/>
    </style:style>
    <style:style style:name="T32" style:family="text">
      <style:text-properties fo:font-style="normal" officeooo:rsid="003f19f3" style:font-style-asian="normal" style:font-style-complex="normal"/>
    </style:style>
    <style:style style:name="T33" style:family="text">
      <style:text-properties fo:font-style="normal" officeooo:rsid="00436078" style:font-style-asian="normal" style:font-style-complex="normal"/>
    </style:style>
    <style:style style:name="T34" style:family="text">
      <style:text-properties fo:font-style="normal" officeooo:rsid="00495049" style:font-style-asian="normal" style:font-style-complex="normal"/>
    </style:style>
    <style:style style:name="T35" style:family="text">
      <style:text-properties fo:font-style="normal" officeooo:rsid="0075cd53" style:font-style-asian="normal" style:font-style-complex="normal"/>
    </style:style>
    <style:style style:name="T36" style:family="text">
      <style:text-properties fo:font-style="normal" officeooo:rsid="0076a450" style:font-style-asian="normal" style:font-style-complex="normal"/>
    </style:style>
    <style:style style:name="T37" style:family="text">
      <style:text-properties fo:font-style="normal" officeooo:rsid="00779b4e" style:font-style-asian="normal" style:font-style-complex="normal"/>
    </style:style>
    <style:style style:name="T38" style:family="text">
      <style:text-properties fo:font-style="normal" officeooo:rsid="007fe2e9" style:font-style-asian="normal" style:font-style-complex="normal"/>
    </style:style>
    <style:style style:name="T39" style:family="text">
      <style:text-properties fo:font-style="normal" officeooo:rsid="00849bf3" style:font-style-asian="normal" style:font-style-complex="normal"/>
    </style:style>
    <style:style style:name="T40" style:family="text">
      <style:text-properties fo:font-style="normal" officeooo:rsid="00881016" style:font-style-asian="normal" style:font-style-complex="normal"/>
    </style:style>
    <style:style style:name="T41" style:family="text">
      <style:text-properties fo:font-style="normal" officeooo:rsid="0090384e" style:font-style-asian="normal" style:font-style-complex="normal"/>
    </style:style>
    <style:style style:name="T42" style:family="text">
      <style:text-properties fo:font-style="normal" officeooo:rsid="00911ded" style:font-style-asian="normal" style:font-style-complex="normal"/>
    </style:style>
    <style:style style:name="T43" style:family="text">
      <style:text-properties fo:font-style="normal" officeooo:rsid="00979e57" style:font-style-asian="normal" style:font-style-complex="normal"/>
    </style:style>
    <style:style style:name="T44" style:family="text">
      <style:text-properties fo:font-style="normal" officeooo:rsid="00985986" style:font-style-asian="normal" style:font-style-complex="normal"/>
    </style:style>
    <style:style style:name="T45" style:family="text">
      <style:text-properties fo:font-style="normal" officeooo:rsid="009a094f" style:font-style-asian="normal" style:font-style-complex="normal"/>
    </style:style>
    <style:style style:name="T46" style:family="text">
      <style:text-properties fo:font-style="normal" officeooo:rsid="009a4100" style:font-style-asian="normal" style:font-style-complex="normal"/>
    </style:style>
    <style:style style:name="T47" style:family="text">
      <style:text-properties fo:font-style="normal" officeooo:rsid="009a43dc" style:font-style-asian="normal" style:font-style-complex="normal"/>
    </style:style>
    <style:style style:name="T48" style:family="text">
      <style:text-properties fo:font-style="normal" officeooo:rsid="009bf4df" style:font-style-asian="normal" style:font-style-complex="normal"/>
    </style:style>
    <style:style style:name="T49" style:family="text">
      <style:text-properties fo:font-style="normal" officeooo:rsid="009d1df5" style:font-style-asian="normal" style:font-style-complex="normal"/>
    </style:style>
    <style:style style:name="T50" style:family="text">
      <style:text-properties fo:font-style="normal" officeooo:rsid="00ad055c" style:font-style-asian="normal" style:font-style-complex="normal"/>
    </style:style>
    <style:style style:name="T51" style:family="text">
      <style:text-properties fo:font-style="normal" officeooo:rsid="00b114ab" style:font-style-asian="normal" style:font-style-complex="normal"/>
    </style:style>
    <style:style style:name="T52" style:family="text">
      <style:text-properties fo:font-style="normal" officeooo:rsid="00b595cc" style:font-style-asian="normal" style:font-style-complex="normal"/>
    </style:style>
    <style:style style:name="T53" style:family="text">
      <style:text-properties fo:font-style="normal" officeooo:rsid="00b5a4c9" style:font-style-asian="normal" style:font-style-complex="normal"/>
    </style:style>
    <style:style style:name="T54" style:family="text">
      <style:text-properties fo:font-style="normal" officeooo:rsid="00bd891c" style:font-style-asian="normal" style:font-style-complex="normal"/>
    </style:style>
    <style:style style:name="T55" style:family="text">
      <style:text-properties fo:font-style="normal" officeooo:rsid="00bf6747" style:font-style-asian="normal" style:font-style-complex="normal"/>
    </style:style>
    <style:style style:name="T56" style:family="text">
      <style:text-properties fo:font-style="normal" officeooo:rsid="00c74bfd" style:font-style-asian="normal" style:font-style-complex="normal"/>
    </style:style>
    <style:style style:name="T57" style:family="text">
      <style:text-properties fo:font-style="normal" officeooo:rsid="00c8a884" style:font-style-asian="normal" style:font-style-complex="normal"/>
    </style:style>
    <style:style style:name="T58" style:family="text">
      <style:text-properties fo:font-style="normal" officeooo:rsid="00ca691f" style:font-style-asian="normal" style:font-style-complex="normal"/>
    </style:style>
    <style:style style:name="T59" style:family="text">
      <style:text-properties fo:font-style="normal" officeooo:rsid="00cb871e" style:font-style-asian="normal" style:font-style-complex="normal"/>
    </style:style>
    <style:style style:name="T60" style:family="text">
      <style:text-properties fo:font-style="normal" officeooo:rsid="00ea128a" style:font-style-asian="normal" style:font-style-complex="normal"/>
    </style:style>
    <style:style style:name="T61" style:family="text">
      <style:text-properties fo:font-style="normal" officeooo:rsid="00f045ab" style:font-style-asian="normal" style:font-style-complex="normal"/>
    </style:style>
    <style:style style:name="T62" style:family="text">
      <style:text-properties fo:font-style="normal" officeooo:rsid="00f20bec" style:font-style-asian="normal" style:font-style-complex="normal"/>
    </style:style>
    <style:style style:name="T63" style:family="text">
      <style:text-properties fo:font-style="normal" officeooo:rsid="00f35a2a" style:font-style-asian="normal" style:font-style-complex="normal"/>
    </style:style>
    <style:style style:name="T64" style:family="text">
      <style:text-properties fo:font-style="normal" officeooo:rsid="00fceb65" style:font-style-asian="normal" style:font-style-complex="normal"/>
    </style:style>
    <style:style style:name="T65" style:family="text">
      <style:text-properties fo:font-style="normal" officeooo:rsid="00ffd8ba" style:font-style-asian="normal" style:font-style-complex="normal"/>
    </style:style>
    <style:style style:name="T66" style:family="text">
      <style:text-properties fo:font-style="normal" officeooo:rsid="0104f7e6" style:font-style-asian="normal" style:font-style-complex="normal"/>
    </style:style>
    <style:style style:name="T67" style:family="text">
      <style:text-properties fo:font-style="normal" officeooo:rsid="01098f7f" style:font-style-asian="normal" style:font-style-complex="normal"/>
    </style:style>
    <style:style style:name="T68" style:family="text">
      <style:text-properties fo:font-style="normal" officeooo:rsid="010b80e6" style:font-style-asian="normal" style:font-style-complex="normal"/>
    </style:style>
    <style:style style:name="T69" style:family="text">
      <style:text-properties fo:font-style="normal" officeooo:rsid="010fcacd" style:font-style-asian="normal" style:font-style-complex="normal"/>
    </style:style>
    <style:style style:name="T70" style:family="text">
      <style:text-properties fo:font-style="normal" officeooo:rsid="01109b07" style:font-style-asian="normal" style:font-style-complex="normal"/>
    </style:style>
    <style:style style:name="T71" style:family="text">
      <style:text-properties fo:font-style="normal" officeooo:rsid="01126a98" style:font-style-asian="normal" style:font-style-complex="normal"/>
    </style:style>
    <style:style style:name="T72" style:family="text">
      <style:text-properties fo:font-style="normal" officeooo:rsid="0112aced" style:font-style-asian="normal" style:font-style-complex="normal"/>
    </style:style>
    <style:style style:name="T73" style:family="text">
      <style:text-properties fo:font-style="normal" officeooo:rsid="0112ef9c" style:font-style-asian="normal" style:font-style-complex="normal"/>
    </style:style>
    <style:style style:name="T74" style:family="text">
      <style:text-properties fo:font-style="normal" officeooo:rsid="0113f1db" style:font-style-asian="normal" style:font-style-complex="normal"/>
    </style:style>
    <style:style style:name="T75" style:family="text">
      <style:text-properties fo:font-style="normal" officeooo:rsid="01174781" style:font-style-asian="normal" style:font-style-complex="normal"/>
    </style:style>
    <style:style style:name="T76" style:family="text">
      <style:text-properties fo:font-style="normal" officeooo:rsid="011ab544" style:font-style-asian="normal" style:font-style-complex="normal"/>
    </style:style>
    <style:style style:name="T77" style:family="text">
      <style:text-properties fo:font-style="normal" officeooo:rsid="011d9352" style:font-style-asian="normal" style:font-style-complex="normal"/>
    </style:style>
    <style:style style:name="T78" style:family="text">
      <style:text-properties fo:font-style="normal" officeooo:rsid="0128bef9" style:font-style-asian="normal" style:font-style-complex="normal"/>
    </style:style>
    <style:style style:name="T79" style:family="text">
      <style:text-properties fo:font-style="normal" officeooo:rsid="012ad204" style:font-style-asian="normal" style:font-style-complex="normal"/>
    </style:style>
    <style:style style:name="T80" style:family="text">
      <style:text-properties fo:font-style="normal" officeooo:rsid="012c685d" style:font-style-asian="normal" style:font-style-complex="normal"/>
    </style:style>
    <style:style style:name="T81" style:family="text">
      <style:text-properties fo:font-style="normal" officeooo:rsid="012c9688" style:font-style-asian="normal" style:font-style-complex="normal"/>
    </style:style>
    <style:style style:name="T82" style:family="text">
      <style:text-properties fo:font-style="normal" officeooo:rsid="012f3de7" style:font-style-asian="normal" style:font-style-complex="normal"/>
    </style:style>
    <style:style style:name="T83" style:family="text">
      <style:text-properties fo:font-style="normal" officeooo:rsid="012fb488" style:font-style-asian="normal" style:font-style-complex="normal"/>
    </style:style>
    <style:style style:name="T84" style:family="text">
      <style:text-properties fo:font-style="normal" officeooo:rsid="013106fc" style:font-style-asian="normal" style:font-style-complex="normal"/>
    </style:style>
    <style:style style:name="T85" style:family="text">
      <style:text-properties fo:font-style="normal" officeooo:rsid="013caefe" style:font-style-asian="normal" style:font-style-complex="normal"/>
    </style:style>
    <style:style style:name="T86" style:family="text">
      <style:text-properties fo:font-style="normal" officeooo:rsid="0141e2ee" style:font-style-asian="normal" style:font-style-complex="normal"/>
    </style:style>
    <style:style style:name="T87" style:family="text">
      <style:text-properties fo:font-style="normal" officeooo:rsid="0149c1fa" style:font-style-asian="normal" style:font-style-complex="normal"/>
    </style:style>
    <style:style style:name="T88" style:family="text">
      <style:text-properties fo:font-style="normal" officeooo:rsid="014a3657" style:font-style-asian="normal" style:font-style-complex="normal"/>
    </style:style>
    <style:style style:name="T89" style:family="text">
      <style:text-properties fo:font-style="normal" officeooo:rsid="014bc9d2" style:font-style-asian="normal" style:font-style-complex="normal"/>
    </style:style>
    <style:style style:name="T90" style:family="text">
      <style:text-properties fo:font-style="normal" officeooo:rsid="014c2aa4" style:font-style-asian="normal" style:font-style-complex="normal"/>
    </style:style>
    <style:style style:name="T91" style:family="text">
      <style:text-properties fo:font-style="normal" officeooo:rsid="014eb176" style:font-style-asian="normal" style:font-style-complex="normal"/>
    </style:style>
    <style:style style:name="T92" style:family="text">
      <style:text-properties fo:font-style="normal" officeooo:rsid="015106ef" style:font-style-asian="normal" style:font-style-complex="normal"/>
    </style:style>
    <style:style style:name="T93" style:family="text">
      <style:text-properties fo:font-style="normal" officeooo:rsid="01530891" style:font-style-asian="normal" style:font-style-complex="normal"/>
    </style:style>
    <style:style style:name="T94" style:family="text">
      <style:text-properties fo:font-style="normal" officeooo:rsid="0154d84f" style:font-style-asian="normal" style:font-style-complex="normal"/>
    </style:style>
    <style:style style:name="T95" style:family="text">
      <style:text-properties fo:font-style="normal" officeooo:rsid="01565aa8" style:font-style-asian="normal" style:font-style-complex="normal"/>
    </style:style>
    <style:style style:name="T96" style:family="text">
      <style:text-properties fo:font-style="normal" officeooo:rsid="01566bbe" style:font-style-asian="normal" style:font-style-complex="normal"/>
    </style:style>
    <style:style style:name="T97" style:family="text">
      <style:text-properties fo:font-style="normal" officeooo:rsid="0158519c" style:font-style-asian="normal" style:font-style-complex="normal"/>
    </style:style>
    <style:style style:name="T98" style:family="text">
      <style:text-properties fo:font-style="normal" officeooo:rsid="0159a649" style:font-style-asian="normal" style:font-style-complex="normal"/>
    </style:style>
    <style:style style:name="T99" style:family="text">
      <style:text-properties fo:font-style="normal" officeooo:rsid="015b934e" style:font-style-asian="normal" style:font-style-complex="normal"/>
    </style:style>
    <style:style style:name="T100" style:family="text">
      <style:text-properties fo:font-style="normal" officeooo:rsid="0166d1fa" style:font-style-asian="normal" style:font-style-complex="normal"/>
    </style:style>
    <style:style style:name="T101" style:family="text">
      <style:text-properties fo:font-style="normal" officeooo:rsid="01787d6f" style:font-style-asian="normal" style:font-style-complex="normal"/>
    </style:style>
    <style:style style:name="T102" style:family="text">
      <style:text-properties fo:font-style="normal" officeooo:rsid="01793e81" style:font-style-asian="normal" style:font-style-complex="normal"/>
    </style:style>
    <style:style style:name="T103" style:family="text">
      <style:text-properties fo:font-style="normal" officeooo:rsid="017be0bc" style:font-style-asian="normal" style:font-style-complex="normal"/>
    </style:style>
    <style:style style:name="T104" style:family="text">
      <style:text-properties fo:font-style="normal" officeooo:rsid="01838880" style:font-style-asian="normal" style:font-style-complex="normal"/>
    </style:style>
    <style:style style:name="T105" style:family="text">
      <style:text-properties fo:font-style="normal" officeooo:rsid="0187ce46" style:font-style-asian="normal" style:font-style-complex="normal"/>
    </style:style>
    <style:style style:name="T106" style:family="text">
      <style:text-properties fo:font-style="normal" officeooo:rsid="0189b058" style:font-style-asian="normal" style:font-style-complex="normal"/>
    </style:style>
    <style:style style:name="T107" style:family="text">
      <style:text-properties fo:font-style="normal" officeooo:rsid="018a9577" style:font-style-asian="normal" style:font-style-complex="normal"/>
    </style:style>
    <style:style style:name="T108" style:family="text">
      <style:text-properties fo:font-style="normal" officeooo:rsid="018b74f2" style:font-style-asian="normal" style:font-style-complex="normal"/>
    </style:style>
    <style:style style:name="T109" style:family="text">
      <style:text-properties fo:font-style="normal" officeooo:rsid="018c86e2" style:font-style-asian="normal" style:font-style-complex="normal"/>
    </style:style>
    <style:style style:name="T110" style:family="text">
      <style:text-properties fo:font-style="normal" officeooo:rsid="018edfe9" style:font-style-asian="normal" style:font-style-complex="normal"/>
    </style:style>
    <style:style style:name="T111" style:family="text">
      <style:text-properties fo:font-style="normal" officeooo:rsid="0190419a" style:font-style-asian="normal" style:font-style-complex="normal"/>
    </style:style>
    <style:style style:name="T112" style:family="text">
      <style:text-properties fo:font-style="normal" officeooo:rsid="0191dfab" style:font-style-asian="normal" style:font-style-complex="normal"/>
    </style:style>
    <style:style style:name="T113" style:family="text">
      <style:text-properties fo:font-style="normal" officeooo:rsid="0194f92a" style:font-style-asian="normal" style:font-style-complex="normal"/>
    </style:style>
    <style:style style:name="T114" style:family="text">
      <style:text-properties fo:font-style="normal" officeooo:rsid="01999053" style:font-style-asian="normal" style:font-style-complex="normal"/>
    </style:style>
    <style:style style:name="T115" style:family="text">
      <style:text-properties fo:font-style="normal" officeooo:rsid="019c9b0a" style:font-style-asian="normal" style:font-style-complex="normal"/>
    </style:style>
    <style:style style:name="T116" style:family="text">
      <style:text-properties fo:font-style="normal" officeooo:rsid="01a5959a" style:font-style-asian="normal" style:font-style-complex="normal"/>
    </style:style>
    <style:style style:name="T117" style:family="text">
      <style:text-properties fo:font-style="normal" officeooo:rsid="01addda3" style:font-style-asian="normal" style:font-style-complex="normal"/>
    </style:style>
    <style:style style:name="T118" style:family="text">
      <style:text-properties fo:font-style="normal" officeooo:rsid="01af6192" style:font-style-asian="normal" style:font-style-complex="normal"/>
    </style:style>
    <style:style style:name="T119" style:family="text">
      <style:text-properties fo:font-style="normal" officeooo:rsid="01b17dfe" style:font-style-asian="normal" style:font-style-complex="normal"/>
    </style:style>
    <style:style style:name="T120" style:family="text">
      <style:text-properties fo:font-style="normal" officeooo:rsid="01b2fb3f" style:font-style-asian="normal" style:font-style-complex="normal"/>
    </style:style>
    <style:style style:name="T121" style:family="text">
      <style:text-properties fo:font-style="normal" officeooo:rsid="01aa6040" style:font-style-asian="normal" style:font-style-complex="normal"/>
    </style:style>
    <style:style style:name="T122" style:family="text">
      <style:text-properties fo:font-style="normal" officeooo:rsid="01b4c6ee" style:font-style-asian="normal" style:font-style-complex="normal"/>
    </style:style>
    <style:style style:name="T123" style:family="text">
      <style:text-properties fo:font-style="normal" officeooo:rsid="01b5406f" style:font-style-asian="normal" style:font-style-complex="normal"/>
    </style:style>
    <style:style style:name="T124" style:family="text">
      <style:text-properties fo:font-style="normal" officeooo:rsid="01baa43d" style:font-style-asian="normal" style:font-style-complex="normal"/>
    </style:style>
    <style:style style:name="T125" style:family="text">
      <style:text-properties fo:font-style="normal" officeooo:rsid="01bc9b39" style:font-style-asian="normal" style:font-style-complex="normal"/>
    </style:style>
    <style:style style:name="T126" style:family="text">
      <style:text-properties fo:font-style="normal" officeooo:rsid="01bcd511" style:font-style-asian="normal" style:font-style-complex="normal"/>
    </style:style>
    <style:style style:name="T127" style:family="text">
      <style:text-properties fo:font-style="normal" officeooo:rsid="01bee48b" style:font-style-asian="normal" style:font-style-complex="normal"/>
    </style:style>
    <style:style style:name="T128" style:family="text">
      <style:text-properties fo:font-style="normal" officeooo:rsid="01c097a1" style:font-style-asian="normal" style:font-style-complex="normal"/>
    </style:style>
    <style:style style:name="T129" style:family="text">
      <style:text-properties fo:font-style="normal" officeooo:rsid="01c7ec38" style:font-style-asian="normal" style:font-style-complex="normal"/>
    </style:style>
    <style:style style:name="T130" style:family="text">
      <style:text-properties fo:font-style="normal" officeooo:rsid="01cb45b6" style:font-style-asian="normal" style:font-style-complex="normal"/>
    </style:style>
    <style:style style:name="T131" style:family="text">
      <style:text-properties fo:font-style="normal" officeooo:rsid="01cc4c78" style:font-style-asian="normal" style:font-style-complex="normal"/>
    </style:style>
    <style:style style:name="T132" style:family="text">
      <style:text-properties fo:font-style="normal" officeooo:rsid="01cc7dbf" style:font-style-asian="normal" style:font-style-complex="normal"/>
    </style:style>
    <style:style style:name="T133" style:family="text">
      <style:text-properties fo:font-style="normal" officeooo:rsid="01de2858" style:font-style-asian="normal" style:font-style-complex="normal"/>
    </style:style>
    <style:style style:name="T134" style:family="text">
      <style:text-properties fo:font-style="normal" officeooo:rsid="012765d9" style:font-style-asian="normal" style:font-style-complex="normal"/>
    </style:style>
    <style:style style:name="T135" style:family="text">
      <style:text-properties fo:font-style="normal" officeooo:rsid="01e6acf5" style:font-style-asian="normal" style:font-style-complex="normal"/>
    </style:style>
    <style:style style:name="T136" style:family="text">
      <style:text-properties fo:font-style="normal" officeooo:rsid="01e9d370" style:font-style-asian="normal" style:font-style-complex="normal"/>
    </style:style>
    <style:style style:name="T137" style:family="text">
      <style:text-properties fo:font-style="normal" officeooo:rsid="01e9f8b7" style:font-style-asian="normal" style:font-style-complex="normal"/>
    </style:style>
    <style:style style:name="T138" style:family="text">
      <style:text-properties fo:font-style="normal" officeooo:rsid="01ebb55e" style:font-style-asian="normal" style:font-style-complex="normal"/>
    </style:style>
    <style:style style:name="T139" style:family="text">
      <style:text-properties fo:font-style="normal" officeooo:rsid="01ef3e5e" style:font-style-asian="normal" style:font-style-complex="normal"/>
    </style:style>
    <style:style style:name="T140" style:family="text">
      <style:text-properties fo:font-style="normal" officeooo:rsid="01f22ac0" style:font-style-asian="normal" style:font-style-complex="normal"/>
    </style:style>
    <style:style style:name="T141" style:family="text">
      <style:text-properties fo:font-style="normal" officeooo:rsid="01f2f6a5" style:font-style-asian="normal" style:font-style-complex="normal"/>
    </style:style>
    <style:style style:name="T142" style:family="text">
      <style:text-properties fo:font-style="normal" officeooo:rsid="01f314a7" style:font-style-asian="normal" style:font-style-complex="normal"/>
    </style:style>
    <style:style style:name="T143" style:family="text">
      <style:text-properties fo:font-style="normal" officeooo:rsid="01f4bf66" style:font-style-asian="normal" style:font-style-complex="normal"/>
    </style:style>
    <style:style style:name="T144" style:family="text">
      <style:text-properties fo:font-style="normal" officeooo:rsid="01f80ea4" style:font-style-asian="normal" style:font-style-complex="normal"/>
    </style:style>
    <style:style style:name="T145" style:family="text">
      <style:text-properties fo:font-style="normal" officeooo:rsid="01f9045c" style:font-style-asian="normal" style:font-style-complex="normal"/>
    </style:style>
    <style:style style:name="T146" style:family="text">
      <style:text-properties officeooo:rsid="000dc4e7"/>
    </style:style>
    <style:style style:name="T147" style:family="text">
      <style:text-properties style:text-underline-style="none" fo:font-weight="normal" style:font-weight-asian="normal" style:font-weight-complex="normal"/>
    </style:style>
    <style:style style:name="T148" style:family="text">
      <style:text-properties style:text-underline-style="none" fo:font-weight="normal" officeooo:rsid="003eb606" style:font-weight-asian="normal" style:font-weight-complex="normal"/>
    </style:style>
    <style:style style:name="T149" style:family="text">
      <style:text-properties style:text-underline-style="none" fo:font-weight="normal" officeooo:rsid="0135c1d9" style:font-weight-asian="normal" style:font-weight-complex="normal"/>
    </style:style>
    <style:style style:name="T150" style:family="text">
      <style:text-properties style:text-underline-style="none" fo:font-weight="normal" officeooo:rsid="013caefe" style:font-weight-asian="normal" style:font-weight-complex="normal"/>
    </style:style>
    <style:style style:name="T151" style:family="text">
      <style:text-properties officeooo:rsid="0018122e"/>
    </style:style>
    <style:style style:name="T152" style:family="text">
      <style:text-properties officeooo:rsid="0018f9b0"/>
    </style:style>
    <style:style style:name="T153" style:family="text">
      <style:text-properties officeooo:rsid="001c11d6"/>
    </style:style>
    <style:style style:name="T154" style:family="text">
      <style:text-properties officeooo:rsid="001e4bf2"/>
    </style:style>
    <style:style style:name="T155" style:family="text">
      <style:text-properties officeooo:rsid="002256e9"/>
    </style:style>
    <style:style style:name="T156" style:family="text">
      <style:text-properties officeooo:rsid="0027def7"/>
    </style:style>
    <style:style style:name="T157" style:family="text">
      <style:text-properties officeooo:rsid="002b26b5"/>
    </style:style>
    <style:style style:name="T158" style:family="text">
      <style:text-properties officeooo:rsid="00349490"/>
    </style:style>
    <style:style style:name="T159" style:family="text">
      <style:text-properties officeooo:rsid="0036b296"/>
    </style:style>
    <style:style style:name="T160" style:family="text">
      <style:text-properties officeooo:rsid="003dbd88"/>
    </style:style>
    <style:style style:name="T161" style:family="text">
      <style:text-properties officeooo:rsid="00299347"/>
    </style:style>
    <style:style style:name="T162" style:family="text">
      <style:text-properties officeooo:rsid="00464881"/>
    </style:style>
    <style:style style:name="T163" style:family="text">
      <style:text-properties fo:background-color="transparent" loext:char-shading-value="0"/>
    </style:style>
    <style:style style:name="T164" style:family="text">
      <style:text-properties officeooo:rsid="005998eb"/>
    </style:style>
    <style:style style:name="T165" style:family="text">
      <style:text-properties officeooo:rsid="005d5906"/>
    </style:style>
    <style:style style:name="T166" style:family="text">
      <style:text-properties officeooo:rsid="005fe7d7"/>
    </style:style>
    <style:style style:name="T167" style:family="text">
      <style:text-properties officeooo:rsid="0065784f"/>
    </style:style>
    <style:style style:name="T168" style:family="text">
      <style:text-properties officeooo:rsid="00704a1e"/>
    </style:style>
    <style:style style:name="T169" style:family="text">
      <style:text-properties officeooo:rsid="00723ac1"/>
    </style:style>
    <style:style style:name="T170" style:family="text">
      <style:text-properties officeooo:rsid="00732ba2"/>
    </style:style>
    <style:style style:name="T171" style:family="text">
      <style:text-properties officeooo:rsid="007a4734"/>
    </style:style>
    <style:style style:name="T172" style:family="text">
      <style:text-properties officeooo:rsid="007e0eb5"/>
    </style:style>
    <style:style style:name="T173" style:family="text">
      <style:text-properties officeooo:rsid="008f3c94"/>
    </style:style>
    <style:style style:name="T174" style:family="text">
      <style:text-properties officeooo:rsid="00985986"/>
    </style:style>
    <style:style style:name="T175" style:family="text">
      <style:text-properties officeooo:rsid="00a4f352"/>
    </style:style>
    <style:style style:name="T176" style:family="text">
      <style:text-properties officeooo:rsid="00ace431"/>
    </style:style>
    <style:style style:name="T177" style:family="text">
      <style:text-properties officeooo:rsid="00ae7c57"/>
    </style:style>
    <style:style style:name="T178" style:family="text">
      <style:text-properties officeooo:rsid="00b22a8b"/>
    </style:style>
    <style:style style:name="T179" style:family="text">
      <style:text-properties officeooo:rsid="00bd891c"/>
    </style:style>
    <style:style style:name="T180" style:family="text">
      <style:text-properties officeooo:rsid="00c48359"/>
    </style:style>
    <style:style style:name="T181" style:family="text">
      <style:text-properties officeooo:rsid="00ccd66a"/>
    </style:style>
    <style:style style:name="T182" style:family="text">
      <style:text-properties officeooo:rsid="00dbac11"/>
    </style:style>
    <style:style style:name="T183" style:family="text">
      <style:text-properties officeooo:rsid="00dd748e"/>
    </style:style>
    <style:style style:name="T184" style:family="text">
      <style:text-properties officeooo:rsid="00e33e8f"/>
    </style:style>
    <style:style style:name="T185" style:family="text">
      <style:text-properties officeooo:rsid="00e86724"/>
    </style:style>
    <style:style style:name="T186" style:family="text">
      <style:text-properties officeooo:rsid="00ea128a"/>
    </style:style>
    <style:style style:name="T187" style:family="text">
      <style:text-properties officeooo:rsid="00ffd8ba"/>
    </style:style>
    <style:style style:name="T188" style:family="text">
      <style:text-properties officeooo:rsid="0106855f"/>
    </style:style>
    <style:style style:name="T189" style:family="text">
      <style:text-properties officeooo:rsid="010e2a59"/>
    </style:style>
    <style:style style:name="T190" style:family="text">
      <style:text-properties officeooo:rsid="010fcacd"/>
    </style:style>
    <style:style style:name="T191" style:family="text">
      <style:text-properties officeooo:rsid="011028d3"/>
    </style:style>
    <style:style style:name="T192" style:family="text">
      <style:text-properties officeooo:rsid="01108ed9"/>
    </style:style>
    <style:style style:name="T193" style:family="text">
      <style:text-properties officeooo:rsid="01166916"/>
    </style:style>
    <style:style style:name="T194" style:family="text">
      <style:text-properties officeooo:rsid="011dd552"/>
    </style:style>
    <style:style style:name="T195" style:family="text">
      <style:text-properties officeooo:rsid="011f15dc"/>
    </style:style>
    <style:style style:name="T196" style:family="text">
      <style:text-properties officeooo:rsid="012a8e15"/>
    </style:style>
    <style:style style:name="T197" style:family="text">
      <style:text-properties officeooo:rsid="0133423b"/>
    </style:style>
    <style:style style:name="T198" style:family="text">
      <style:text-properties officeooo:rsid="01448a2a"/>
    </style:style>
    <style:style style:name="T199" style:family="text">
      <style:text-properties officeooo:rsid="0145462c"/>
    </style:style>
    <style:style style:name="T200" style:family="text">
      <style:text-properties officeooo:rsid="0146546b"/>
    </style:style>
    <style:style style:name="T201" style:family="text">
      <style:text-properties officeooo:rsid="0148128d"/>
    </style:style>
    <style:style style:name="T202" style:family="text">
      <style:text-properties officeooo:rsid="015106ef"/>
    </style:style>
    <style:style style:name="T203" style:family="text">
      <style:text-properties officeooo:rsid="0160eecd"/>
    </style:style>
    <style:style style:name="T204" style:family="text">
      <style:text-properties officeooo:rsid="0166d1fa"/>
    </style:style>
    <style:style style:name="T205" style:family="text">
      <style:text-properties officeooo:rsid="0170be54"/>
    </style:style>
    <style:style style:name="T206" style:family="text">
      <style:text-properties officeooo:rsid="01787d6f"/>
    </style:style>
    <style:style style:name="T207" style:family="text">
      <style:text-properties officeooo:rsid="017e7968"/>
    </style:style>
    <style:style style:name="T208" style:family="text">
      <style:text-properties officeooo:rsid="0180757d"/>
    </style:style>
    <style:style style:name="T209" style:family="text">
      <style:text-properties officeooo:rsid="018b74f2"/>
    </style:style>
    <style:style style:name="T210" style:family="text">
      <style:text-properties officeooo:rsid="018d83b5"/>
    </style:style>
    <style:style style:name="T211" style:family="text">
      <style:text-properties officeooo:rsid="01999053"/>
    </style:style>
    <style:style style:name="T212" style:family="text">
      <style:text-properties officeooo:rsid="01addda3"/>
    </style:style>
    <style:style style:name="T213" style:family="text">
      <style:text-properties officeooo:rsid="01d2c272"/>
    </style:style>
    <style:style style:name="T214" style:family="text">
      <style:text-properties officeooo:rsid="01d40e26"/>
    </style:style>
    <style:style style:name="T215" style:family="text">
      <style:text-properties officeooo:rsid="01dbc4b8"/>
    </style:style>
    <style:style style:name="T216" style:family="text">
      <style:text-properties officeooo:rsid="01e46ec8"/>
    </style:style>
    <style:style style:name="T217" style:family="text">
      <style:text-properties officeooo:rsid="01e7fd26"/>
    </style:style>
    <style:style style:name="T218" style:family="text">
      <style:text-properties officeooo:rsid="01faffc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ocumentazione</text:p>
      <text:p text:style-name="P1"/>
      <text:p text:style-name="P2">Gestione Stock</text:p>
      <text:p text:style-name="P85">Dopo una prima discussione era emersa l'idea di poter caratterizzare ciascuno Stock mediante un suo specifico file di configurazione, <text:span text:style-name="T155">al fine di rendere rapido e modulare il loro ingresso all'interno del sistema.</text:span></text:p>
      <text:p text:style-name="P86"/>
      <text:p text:style-name="P82">Inizialmente avevamo vagliato la più semplice delle soluzioni, ovvero impostare direttamente da command line <text:span text:style-name="T152">differenti costanti che caratterizzassero ciascuno Stock in fase di avvio (input port, nome, disponibilità, ecc..). Tuttavia tale modalità faceva decadere la necessità dei file di configurazione ed introduceva almeno due criticità: il numero di parametri da dichiarare da linea di comando; la comunicazione </text:span><text:span text:style-name="T6">uno a molti</text:span><text:span text:style-name="T152"> tra Market e ciascuno Stock, tuttavia risolvibile mediante dynamic binding sulla output port del Market. Ciascuno Stock, nella fase di registrazione presso il Market avrebbe dovuto accreditare anche la propria input port.</text:span></text:p>
      <text:p text:style-name="P82"/>
      <text:p text:style-name="P83"><text:span text:style-name="T153">Nella soluzione proposta, invece, s</text:span>e da un lato <text:span text:style-name="T153">è </text:span>parzialmente perduta la possibilità di distribuire i vari servizi Stock, dall'altro <text:span text:style-name="T153">è</text:span> sicuramente acquisit<text:span text:style-name="T153">a</text:span> una semplice, e a nostro parere più pulita, gestione degli stessi. <text:span text:style-name="T151">StocksMng svolge funzionalità di dispatcher / accentratore per le richieste provenienti dal Market e si occupa di inoltrarle ai relativi Stock embeddati.</text:span></text:p>
      <text:p text:style-name="P84"><text:span text:style-name="T156">Data l'ampio spettro di funzionalità presenti nel</text:span> Market -<text:span text:style-name="T187">il nocciolo dell'intero sistema-</text:span> <text:span text:style-name="T156">egli </text:span>non deve dunque preoccuparsi di alcun tipo di gestione del dynamic binding <text:span text:style-name="T154">sulla output port comunicativa con gli Stock, dato che ne è necessaria una soltanto per l'inoltro delle richieste a StocksMng. E' dunque snellita l'intera procedura comunicativa, di fatto delegata a StocksMng.</text:span></text:p>
      <text:p text:style-name="P24">Ciascuno Stock può <text:span text:style-name="T165">invece </text:span>comunicare direttamente con il Market poichè conosce le coordinate della sua <text:span text:style-name="T164">input port. </text:span></text:p>
      <text:p text:style-name="P92"><text:span text:style-name="T149">Tale soluzione si è resa altresì l'unica percorribile poichè, ad oggi, Jolie non</text:span><text:span text:style-name="T147"> permette </text:span><text:span text:style-name="T149">il dynamic binding</text:span><text:span text:style-name="T147"> delle input port sulle singole istanze dei </text:span><text:span text:style-name="T150">servizi</text:span><text:span text:style-name="T149"> </text:span><text:span text:style-name="T147">dinamicamente allocati </text:span><text:span text:style-name="T149">/ embeddati.</text:span></text:p>
      <text:p text:style-name="P79"/>
      <text:p text:style-name="P85">Da un punto di vista figurativo, è come se il mercato comunicasse direttamente con un unico grande magazzino di stoccaggio che si occupa di gestire più risorse <text:span text:style-name="T157">e più richieste contemporanee per ciascuna di esse. Ciascuna risorsa può invece inoltrare comunicazioni indipendenti al mercato (nel nostro caso, altro non sono che operazioni di deperimento e produzione):</text:span></text:p>
      <text:p text:style-name="P93">Market → StocksMng → Stocks</text:p>
      <text:p text:style-name="P6"><text:span text:style-name="T1">Stocks </text:span><text:span text:style-name="T9">→ </text:span><text:span text:style-name="T1">Market</text:span></text:p>
      <text:p text:style-name="P85"/>
      <text:p text:style-name="P80"><text:span text:style-name="T158">G</text:span>li <text:span text:style-name="T22">Stock</text:span><text:span text:style-name="T1"> </text:span><text:span text:style-name="T22">sono </text:span><text:span text:style-name="T85">quindi </text:span><text:span text:style-name="T22">dinamicamente istanziati all'interno di StocksMng, attraverso la feature di Jolie dynamic embedding. </text:span><text:span text:style-name="T27">Ciascuno Stock dispone di un proprio file di configurazione XML</text:span><text:span text:style-name="T29"> </text:span><text:span text:style-name="T27">in cui sono riportate le caratteristiche che lo descrivono. </text:span><text:span text:style-name="T146">Il servizio </text:span><text:span text:style-name="T5">discover</text:span><text:span text:style-name="T3">@Stock</text:span><text:span text:style-name="T8">sM</text:span><text:span text:style-name="T3">ng </text:span><text:span text:style-name="T25">ciclicamente </text:span><text:span text:style-name="T26">osserva il path </text:span><text:span text:style-name="T4">CONFIG_PATH_STOCKS </text:span><text:span text:style-name="T29">(config/stocks) </text:span><text:span text:style-name="T27">e, qualora </text:span><text:span text:style-name="T28">vi trovi nuovi</text:span><text:span text:style-name="T27"> file XML, </text:span><text:span text:style-name="T28">avvia la loro istanziazione come nuovi servizi embeddati:</text:span></text:p>
      <text:p text:style-name="P116">loadEmbeddedService@Runtime( embedInfo )( StockInstance.location );</text:p>
      <text:p text:style-name="P87"/>
      <text:p text:style-name="P87"><text:span text:style-name="T162">A</text:span>ll'interno di un'adeguata struttura dati globale è memorizzata la <text:span text:style-name="T160">loro location</text:span> <text:span text:style-name="T160">in </text:span>relazione al nome dello Stock</text:p>
      <text:p text:style-name="P117">global.dynamicStockList.( stockName )[ 0 ].location = StockInstance.location</text:p>
      <text:p text:style-name="P87"/>
      <text:p text:style-name="P89">E' presente un'unica via comunicativa locale, un'unica output port, per comunicare con tutti i servizi embeddati:</text:p>
      <text:p text:style-name="P91">outputPort StockInstance {</text:p>
      <text:p text:style-name="P91"><text:s text:c="4"/>Interfaces: StockInstanceInterface</text:p>
      <text:p text:style-name="P118">}</text:p>
      <text:p text:style-name="P87"/>
      <text:p text:style-name="P87"><text:soft-page-break/>Sono dunque utilizzate a pieno titolo le feature dynamic embedding e dynamic binding.</text:p>
      <text:p text:style-name="P87">Il Market, qualora voglia comunicare con uno specifico Stock, mediante la sua unica output port invia una richiesta all'input port di StocksMng. L'operazione in ascolto, oltrepassati i controlli di routine (di cui discuteremo in seguito), <text:span text:style-name="T160">transita per il seguente step:</text:span></text:p>
      <text:p text:style-name="P87">grazie al dynamic binding <text:span text:style-name="T159">(e al dynamic lookup) </text:span>imposta la location <text:span text:style-name="T159">della local port </text:span><text:span text:style-name="T7">StockInstance</text:span></text:p>
      <text:p text:style-name="P116">StockInstance.location = global.dynamicStockList.( stockName )[ 0 ].location;</text:p>
      <text:p text:style-name="P88"/>
      <text:p text:style-name="P81"><text:span text:style-name="T24">Quella specifica output port rappresent</text:span><text:span text:style-name="T30">a</text:span><text:span text:style-name="T24"> adesso una via comunicativa con </text:span><text:span text:style-name="T32">il relativo</text:span><text:span text:style-name="T31"> Stock sul quale è possibile invocare </text:span><text:span text:style-name="T32">l'operazione richiesta. </text:span><text:span text:style-name="T34">L'eventuale response generata dallo Stock transiterà a ritroso sul canale comunicativo.</text:span></text:p>
      <text:p text:style-name="P87"/>
      <text:p text:style-name="P90">Durante lo sviluppo <text:span text:style-name="T172">sono</text:span> tuttavia sorti alcuni dubbi.<text:span text:style-name="T161"> Poichè </text:span><text:span text:style-name="T23">StocksMng</text:span><text:span text:style-name="T2"> </text:span><text:span text:style-name="T23">per comunicare con <text:s/></text:span><text:span text:style-name="T65">uno </text:span><text:span text:style-name="T23">specifico </text:span><text:span text:style-name="T22">S</text:span><text:span text:style-name="T23">tock</text:span><text:span text:style-name="T2"> </text:span><text:span text:style-name="T23">deve occupare la output port </text:span><text:span text:style-name="T22">con</text:span><text:span text:style-name="T23"> la location ad esso associata, </text:span><text:span text:style-name="T22">n</text:span><text:span text:style-name="T23">on si v</text:span><text:span text:style-name="T22">a</text:span><text:span text:style-name="T23"> così creando un </text:span><text:span text:style-name="T22">c</text:span><text:span text:style-name="T23">ollo di bottiglia in cui le richieste possono esser servite solo sequenzialmente? E poi. Poichè la output port è considerata alla stregua di una variabile globale, e quindi a tutti gli effetti passibile di race condition, è necessario vincolare il suo accesso in scrittura con una qualche forma </text:span><text:span text:style-name="T33">di sincronizzazione?</text:span></text:p>
      <text:p text:style-name="P119">Le risposte sono giunte grazie ad una vivace discussione in classe e ad alcune informazioni indicate nella documentazione.</text:p>
      <text:p text:style-name="P12">“Jolie allows output ports to be dynamically bound, i.e., their locations and protocols (called <text:span text:style-name="Emphasis">binding informations</text:span>) can change at runtime.<text:span text:style-name="T163"> Changes to the binding information of an output port is local to a behaviour instance</text:span>: output ports are considered part of the local state of each instance. Dynamic binding is obtained by treating output ports as variables.”</text:p>
      <text:p text:style-name="P17">Poichè ciascuna operazione invocata equivale ad un thread indipendente, l'accesso alla specifica <text:span text:style-name="T1">output port location</text:span> non presenta alcun tipo di race condition.</text:p>
      <text:p text:style-name="P12"/>
      <text:p text:style-name="P26">In virtù di quanto appena riportato, all'interno di StocksMng non è necessario alcun costrutto per la gestione della <text:span text:style-name="T169">sincronizzazione per l'accesso ad eventuali sezioni critiche</text:span> <text:span text:style-name="T168">dato che, una volta inizializzata, la struttura dati globale è disponibile in sola lettura.</text:span></text:p>
      <text:p text:style-name="P75">La seguente istruzione</text:p>
      <text:p text:style-name="P54">global.dynamicStockList.( stockName )[ 0 ].instantianCompleted = true</text:p>
      <text:p text:style-name="P75">posta in calce a <text:span text:style-name="T1">discover@StocksMng</text:span><text:span text:style-name="T22">,</text:span><text:span text:style-name="T1"> </text:span><text:span text:style-name="T22">ed il relativo controllo </text:span><text:span text:style-name="T1">is_defined </text:span><text:span text:style-name="T22">in testa alle altre operazioni, garantisce </text:span><text:span text:style-name="T86">il corretto embedding della Stock instance e la compilazione della struttura dati a supporto.</text:span></text:p>
      <text:p text:style-name="P13"/>
      <text:p text:style-name="P27">Ben differente è invece il caso degli Stock in cui in fase di avvio è inizializzata una struttura dati globale, speculare alle informazioni estratte dal file di configurazione <text:span text:style-name="T170">XML, passibile di scritture e letture concorrenti.</text:span></text:p>
      <text:p text:style-name="P28">Le operazioni di produzione e deperimento godono di vita indipendente e sono avviate, quali thread paralleli, mediante due chiamate riflessive alle operazioni <text:span text:style-name="T1">wasting@Stock </text:span><text:span text:style-name="T22">e </text:span><text:span text:style-name="T1">production@Stock</text:span><text:span text:style-name="T22"> </text:span><text:span text:style-name="T36">solo dopo aver ricevuto una response </text:span><text:span text:style-name="T37">della</text:span><text:span text:style-name="T36"> corretta registrazione al Market.</text:span></text:p>
      <text:p text:style-name="P29">L'attributo <text:span text:style-name="T1">availability </text:span><text:span text:style-name="T22">traccia la disponibilità residua dello Stock </text:span><text:span text:style-name="T35">ed è sicuramente passibile di race condition, </text:span><text:span text:style-name="T66">gestita</text:span><text:span text:style-name="T35"> mediante l'utilizzo del cos</text:span><text:span text:style-name="T38">t</text:span><text:span text:style-name="T35">rutto </text:span><text:span text:style-name="T10">synchronized </text:span><text:span text:style-name="T76">(in ciascun blocco sono inserite al più una decina di istruzioni).</text:span></text:p>
      <text:p text:style-name="P30">La casistica di concorrenza è senza dubbio riconducibile al paradigma <text:span text:style-name="T1">readers-writers.</text:span> Abbiamo preferito non implementare alcun tipo di priorità sull'accesso alla risorsa condivisa, garantendo un'uniforme equità per scritture e letture <text:span text:style-name="T171">concorrenti: un assoluto non determinismo. Se, come nel classico caso, il primo lettore avesse acquisito il lock per l'accesso alla risorsa e soltanto l'ultimo di essi l'avesse rilasciato, dato il rapido avvicendamento delle operazioni di acquisto, vendita, produzione, deperimento avremmo potuto innescare casistiche di starvation per gli scrittori in attesa. Stessa problematica, ma con soggetti invertiti, qualora avessimo invece garantito maggior priorità agli scrittori.</text:span></text:p>
      <text:p text:style-name="P35"><text:soft-page-break/>L'unico accesso in lettura è previsto <text:span text:style-name="T201">dall'</text:span>operazione <text:span text:style-name="T1">infoStockAvailability</text:span>, invocata dal Market durante le operazioni di compravendita o dal Player, mediante l'omonima operazione del Market o <text:span text:style-name="T198">attraverso </text:span><text:span text:style-name="T1">infoStockPrice</text:span><text:span text:style-name="T18"> </text:span><text:span text:style-name="T199">qualora sia richiesto il prezzo corrente.</text:span></text:p>
      <text:p text:style-name="P35">In scrittura sono invece coinvolti <text:span text:style-name="T1">buyStock, sellStock, wasting, production</text:span>.</text:p>
      <text:p text:style-name="P35">Qualora avessimo privilegiato i lettori, <text:span text:style-name="T200">nel caso in cui molti Player concorrenti avessero richiesto </text:span><text:span text:style-name="T19">infoStockPrice</text:span><text:span text:style-name="T200">, avremmo posto eccessivamente in attesa le operazioni </text:span><text:span text:style-name="T19">core </text:span><text:span text:style-name="T200">del Market, ovvero le compravendite provocando, nel caso limite, casistiche di starvation per i thread scrittori.</text:span></text:p>
      <text:p text:style-name="P13"/>
      <text:p text:style-name="P18">Gestione Market</text:p>
      <text:p text:style-name="P23">Il Market dispone di un'unica output port per la comunicazione con StocksMng <text:span text:style-name="T166">e di due input port rispettivamente per ricevere le richieste dei Player e degli Stock.</text:span></text:p>
      <text:p text:style-name="P25">Come indicato nel precedente paragrafo, egli non deve occuparsi di alcun tipo di dynamic binding per la comunicazione con gli Stock.</text:p>
      <text:p text:style-name="P25"/>
      <text:p text:style-name="P39">Ciascun Stock innesca la registrazione mediante l'operazione <text:span text:style-name="T1">registerStock@Market</text:span><text:span text:style-name="T22"> </text:span><text:span text:style-name="T39">e l'apposita struttura dati global</text:span><text:span text:style-name="T133">e</text:span><text:span text:style-name="T39"> </text:span><text:span text:style-name="T11">registeredStock</text:span><text:span text:style-name="T39"> (semplicemente accessibile mediante dynamic lookup), si occupa di mantenere l'unica informazione ad essi relativa, ovvero il prezzo totale (</text:span><text:span text:style-name="T11">totalPrice</text:span><text:span text:style-name="T39">).</text:span></text:p>
      <text:p text:style-name="P40">Anche i Player debbono transitare per l'operazione di accounting e, in particolare, invocano <text:span text:style-name="T1">registerPlayer. </text:span><text:span text:style-name="T22">La struttura dati globale </text:span><text:span text:style-name="T1">account </text:span><text:span text:style-name="T22">mantiene le informazioni di ciascun Player: </text:span><text:span text:style-name="T41">la liquidità ed il suo </text:span><text:span text:style-name="T13">user identification</text:span><text:span text:style-name="T41"> </text:span><text:span text:style-name="T42">univoco </text:span><text:span text:style-name="T41">che, per semplicità, equivale al proprio nome.</text:span></text:p>
      <text:p text:style-name="P13"/>
      <text:p text:style-name="P13"><text:span text:style-name="T167">Durante la scrittura del codice sono emerse molte problematiche di cooperazione e sincronizzazione tra i vari thread che concorrono per l'accesso alle strutturi dati globali </text:span><text:span text:style-name="T12">registeredStock </text:span><text:span text:style-name="T40">e </text:span><text:span text:style-name="T12">accounts</text:span><text:span text:style-name="T40">.</text:span></text:p>
      <text:p text:style-name="P41"><text:span text:style-name="T22">A garanzia di atomicità ed accesso non interferente, ad ogni Stock e ad ogni Player è associato un semaforo </text:span><text:span text:style-name="T43">binario </text:span><text:span text:style-name="T44">che, come maggiormente discusso in seguito, </text:span><text:span text:style-name="T45">non permette l'esecuzione concorrente di acquisto o vendita sullo stesso Stock da parte di Player differenti, o su Stock differenti da parte dello stesso Player. </text:span><text:span text:style-name="T46">A contorno di tali casistiche debbono inoltre essere considerate eventuali operazioni di deperimento e produzioni provenienti </text:span><text:span text:style-name="T47">dagli Stock: </text:span><text:span text:style-name="T49">a</text:span><text:span text:style-name="T48">nche in questo caso i semafori si comporano egregiamente.</text:span></text:p>
      <text:p text:style-name="P13"/>
      <text:p text:style-name="P94">Di seguito sono identificati e commentati alcuni possibili scenari.</text:p>
      <text:p text:style-name="P94"/>
      <text:p text:style-name="P42">Si registrano presso il Market due Stock <text:span text:style-name="T197">e</text:span> <text:span text:style-name="T197">si accreditano due differenti Player.</text:span></text:p>
      <text:p text:style-name="P43">Per entrambi le tipologie di soggetti, come precedentemente indicato, sono create specifiche istanze di semaforo, accorpat<text:span text:style-name="T188">e ai sottonodi delle </text:span>struttur<text:span text:style-name="T177">e</text:span> dati, <text:span text:style-name="T175">ed istanziata -per ciascuna- un unico </text:span><text:span text:style-name="T14">lock </text:span><text:span text:style-name="T51">acquisibile.</text:span></text:p>
      <text:p text:style-name="P113">Nel codice sono osservabili le due seguenti define: </text:p>
      <text:p text:style-name="P102">define createStockSemaphore, define createPlayerSemaphore</text:p>
      <text:p text:style-name="P44"/>
      <text:p text:style-name="P45">Entrambi gli Stock, <text:span text:style-name="T178">rispetto alle tempistiche indicate nel file di configurazione,</text:span> procedono con le <text:span text:style-name="T176">normali </text:span>operazioni di produzione e deperimento invocando, quindi, <text:span text:style-name="T1">addStock</text:span><text:span text:style-name="T17">@Market</text:span><text:span text:style-name="T1"> </text:span><text:span text:style-name="T22">e </text:span><text:span text:style-name="T1">destroyStock</text:span><text:span text:style-name="T17">@Market</text:span><text:span text:style-name="T1"> </text:span><text:span text:style-name="T50">che si occupano di intervenire sul prezzo totale, mediante il calcolo della variazione in relazione alla specifica quantità deperita o prodotta.</text:span></text:p>
      <text:p text:style-name="P105">Una prima situazione di interferenza potrebbe verificarsi qualora lo stesso Stock tenti di intervenire contemporaneamente sulla variabile <text:span text:style-name="T1">totalPrice</text:span><text:span text:style-name="T22">. Il semaforo dello Stock </text:span><text:span text:style-name="T52">e l'unicità del lock acquisibile,</text:span><text:span text:style-name="T22"> </text:span><text:span text:style-name="T53">prevengono</text:span><text:span text:style-name="T22"> il generarsi di situazioni incongruenti.</text:span></text:p>
      <text:p text:style-name="P105"/>
      <text:p text:style-name="P46">Introduciamo adesso le azioni dei Player.</text:p>
      <text:p text:style-name="P47"><text:span text:style-name="T22">In primis un Player necessita di acquisire informazioni rispetto agli Stock disponibili sul Market. Invoca l'operazione </text:span>infoStockList@Market <text:span text:style-name="T22">che accede in sola lettura alla struttura dati globali </text:span>registeredStock<text:span text:style-name="T22">. L'unica situazione incongruente potrebbe verificarsi qualora l'operazione di registrazione di uno Stock non sia perfettamente conclusa, mentre la struttura dati è </text:span><text:span text:style-name="T67">quindi </text:span><text:soft-page-break/><text:span text:style-name="T22">parzialmente </text:span><text:span text:style-name="T55">redatta: </text:span><text:span text:style-name="T67">a</text:span><text:span text:style-name="T22">l Player potrebbero dunque </text:span><text:span text:style-name="T68">pervenire</text:span><text:span text:style-name="T22"> informazioni incosistenti. Il flag </text:span>registrationCompleted <text:span text:style-name="T22">impostato solo al termine dell'operazione di registrazione dello Stock, ed il relativo controllo </text:span><text:span text:style-name="T179">is_defined</text:span><text:span text:style-name="T54">,</text:span><text:span text:style-name="T179"> </text:span><text:span text:style-name="T54">consentono di prevenire tale casistica:</text:span></text:p>
      <text:p text:style-name="P47">[ infoStockList( info )( responseInfo ) {</text:p>
      <text:p text:style-name="P47"><text:s text:c="4"/>foreach ( stockName : global.registeredStocks ) {</text:p>
      <text:p text:style-name="P47"><text:s text:c="8"/>if ( is_defined( global.registeredStocks.( stockName ).registrationCompleted )) {</text:p>
      <text:p text:style-name="P48"/>
      <text:p text:style-name="P31">Il Player adesso dispone di una lista di Stock sui quali <text:span text:style-name="T181">lanciare</text:span> le varie <text:span text:style-name="T180">attività</text:span> di acquisto e vendita.</text:p>
      <text:p text:style-name="P60"><text:span text:style-name="T216">Supponiamo sia </text:span>invocata l'operazione <text:span text:style-name="T1">buyStock@Market. </text:span><text:span text:style-name="T134">I</text:span><text:span text:style-name="T56"> primi controlli (di cui parleremo in dettaglio nel paragrafo dedicato alle eccezioni) </text:span><text:span text:style-name="T57">possono tranquillamente essere eseguiti da </text:span><text:span text:style-name="T78">più </text:span><text:span text:style-name="T57">thread indipendenti e temporalmente intercalati </text:span><text:span text:style-name="T78">(qualora avessimo a che fare con più attività di compravendita)</text:span><text:span text:style-name="T57">, poichè richiedono l'accesso in sola lettura alle strutture dati condivise </text:span><text:span text:style-name="T135">(le cui compilazioni sono avvenute in istanti precedenti e adesso sicuramente concluse).</text:span></text:p>
      <text:p text:style-name="P60"><text:span text:style-name="T78">Successivamente s</text:span><text:span text:style-name="T58">on</text:span><text:span text:style-name="T59">o acquisiti i due semafori (sullo Stock e sul Player):</text:span></text:p>
      <text:p text:style-name="P95">acquire@SemaphoreUtils( currentStock.semaphore )( response );</text:p>
      <text:p text:style-name="P95">acquire@SemaphoreUtils( currentPlayer.semaphore )( response );</text:p>
      <text:p text:style-name="P32">che, come indicato in precedenza, <text:span text:style-name="T174">non permett</text:span>ono <text:span text:style-name="T174">l'esecuzione concorrente di acquisto o vendita sullo stesso Stock da parte di Player differenti, o su Stock differenti da parte dello stesso Player.</text:span></text:p>
      <text:p text:style-name="P33"/>
      <text:p text:style-name="P33">E' adesso necessario verificare la disponibilità della risorsa richiesta, <text:span text:style-name="T196">interrogando direttamente lo Stock:</text:span></text:p>
      <text:p text:style-name="P49">infoStockAvailability@MarketToStockCommunication( stockName )( availability );</text:p>
      <text:p text:style-name="P49">if ( availability &lt;= 0) {</text:p>
      <text:p text:style-name="P49"><text:s text:c="4"/>with( exceptionMessage ) { .stockName = stockName };</text:p>
      <text:p text:style-name="P49"><text:s text:c="4"/>throw( StockAvailabilityException, exceptionMessage )</text:p>
      <text:p text:style-name="P49">};</text:p>
      <text:p text:style-name="P14"/>
      <text:p text:style-name="P61">Successivamente è calcolato il prezzo unitario dello Stock e, qualora il Player non disponga di sufficiente liquidità per procedere con l'acquisto viene interrotta l'intera procedura, <text:span text:style-name="T182">rilasciando i semafori acquisiti.</text:span></text:p>
      <text:p text:style-name="P74"/>
      <text:p text:style-name="P74">Si procede adesso <text:span text:style-name="T183">atomicamente con le seguenti operazioni: </text:span></text:p>
      <text:p text:style-name="P62">// (1) l’unità di Stock disponibile viene decrementata di 1</text:p>
      <text:p text:style-name="P50"><text:tab/>buyStock@MarketToStockCommunication( stockName )( response );</text:p>
      <text:p text:style-name="P50"/>
      <text:p text:style-name="P51">// (2) si aumenta di 1 la quantità di Stock posseduto dal Player acquirente</text:p>
      <text:p text:style-name="P51"><text:s text:c="12"/>currentPlayer.ownedStock.( stockName ).quantity++;</text:p>
      <text:p text:style-name="P51"/>
      <text:p text:style-name="P51">// (3) si decrementa l’Account del Player dell’attuale prezzo di un’unità di Stock</text:p>
      <text:p text:style-name="P51"><text:s text:c="12"/>currentPlayer.liquidity -= currentPrice;</text:p>
      <text:p text:style-name="P51"><text:s text:c="12"/>toRound = currentPlayer.liquidity; round; currentPlayer.liquidity = roundedValue;</text:p>
      <text:p text:style-name="P51"/>
      <text:p text:style-name="P51">// (4) si aumenta il prezzo totale di quello Stock in maniera corrispondente all'algoritmo di pricing</text:p>
      <text:p text:style-name="P51"><text:s text:c="12"/>timeCalc; priceInc; // algoritmo di pricing</text:p>
      <text:p text:style-name="P51"><text:s text:c="12"/>currentStock.totalPrice += priceVariation;</text:p>
      <text:p text:style-name="P51"><text:s text:c="12"/>toRound = currentStock.totalPrice; round; currentStock.totalPrice = roundedValue;</text:p>
      <text:p text:style-name="P61"/>
      <text:p text:style-name="P63">Tuttavia, contemporaneamente alle operazioni indicate, altri thread potrebbero acquisire il controllo del processore e tentare di <text:span text:style-name="T189">evolvere nel</text:span>la loro esecuzione.</text:p>
      <text:p text:style-name="P64">Lo stesso Player, qualora innescasse un'ulteriore compravendita <text:span text:style-name="T190">(ovvero qualora abbia avviato due o più operazioni concorrenti concatenate da un </text:span><text:span text:style-name="T16">pipe</text:span><text:span text:style-name="T69">)</text:span>, rimarrebbe in attesa sul semaforo <text:span text:style-name="T191">ad esso</text:span> associato. Un Player differente, qualora richiedesse un acquisto o una vendita sullo stesso Stock, <text:soft-page-break/>anch'egli rimarrebbe in attesa sul semaforo associato allo Stock.</text:p>
      <text:p text:style-name="P115">Tale modalità implementativa dei semafori offre, a nostro parere, un alto grado di parallelismo e quindi un'efficiente respons<text:span text:style-name="T217">ività</text:span> nell'evasione delle richieste.</text:p>
      <text:p text:style-name="P64"/>
      <text:p text:style-name="P65">Potrebbero altresì presentarsi ulteriori casistiche <text:span text:style-name="T185">sensibili in relazione agli Stock.</text:span></text:p>
      <text:p text:style-name="P66">Qualora il thread <text:span text:style-name="T186">associato al </text:span>deperimento volesse comunicare <text:span text:style-name="T186">al</text:span> Market la variazione della disponibilità, <text:span text:style-name="T186">la relativa operazione </text:span><text:span text:style-name="T15">wasting@Market -</text:span><text:span text:style-name="T60">che interviene </text:span><text:span text:style-name="T79">in modifica al prezzo totale</text:span><text:span text:style-name="T60">- dovrebbe poter acquisire il semaforo sullo specifico Stock, ma verrà messo in attesa poichè attualmente in uso dall'operazione di acquisto.</text:span></text:p>
      <text:p text:style-name="P67">Data la natura OneWay <text:span text:style-name="T192">di </text:span><text:span text:style-name="T1">wasting@Market, </text:span><text:span text:style-name="T22">lo Stock potrà proseguire con il decremento della quantità disponibile </text:span><text:span text:style-name="T70">(compatibilmente al costrutto </text:span><text:span text:style-name="T79">synchronized</text:span><text:span text:style-name="T70"> in esso dichiarato) </text:span><text:span text:style-name="T22">anche senza attendere l'effettivo incremento del prezzo, e quindi la response del Market.</text:span></text:p>
      <text:p text:style-name="P68"/>
      <text:p text:style-name="P68"><text:span text:style-name="T22">E' altresì vero che il prezzo attuale di acquisto potrebbe adesso non essere</text:span><text:span text:style-name="T1"> </text:span><text:span text:style-name="T22">congruo rispetto all'effettiva disponibilità d</text:span><text:span text:style-name="T136">ello </text:span><text:span text:style-name="T22">Stock. </text:span><text:span text:style-name="T61">Tuttavia dai test effettuati, qualora avessimo optato per una operazione di tipo RequestResponse, ci saremmo sicuramente imbattuti in possibili Deadlock, </text:span><text:span text:style-name="T62">in cui <text:s/></text:span><text:span text:style-name="T87">l'</text:span><text:span text:style-name="T62">insieme d</text:span><text:span text:style-name="T89">ei</text:span><text:span text:style-name="T62"> thread cooperanti </text:span><text:span text:style-name="T80">avrebbero </text:span><text:span text:style-name="T90">ciclicamente </text:span><text:span text:style-name="T62">attes</text:span><text:span text:style-name="T81">o</text:span><text:span text:style-name="T62"> </text:span><text:span text:style-name="T87">la </text:span><text:span text:style-name="T62">releas</text:span><text:span text:style-name="T63">e d</text:span><text:span text:style-name="T82">el</text:span><text:span text:style-name="T63"> semaforo o del token del blocco synchronize</text:span><text:span text:style-name="T77">d.</text:span></text:p>
      <text:p text:style-name="P69"><text:span text:style-name="T22">Data inoltre la </text:span><text:span text:style-name="T72">necessaria e imprescindibile </text:span><text:span text:style-name="T22">natura atomica dell'insieme delle operazioni di acquisto </text:span><text:span text:style-name="T73">(così come quelle di vendita)</text:span><text:span text:style-name="T22">, </text:span><text:span text:style-name="T137">abbiamo supposto</text:span><text:span text:style-name="T22"> </text:span><text:span text:style-name="T71">che </text:span><text:span text:style-name="T22">i Player acceda</text:span><text:span text:style-name="T139">no</text:span><text:span text:style-name="T22"> alle </text:span><text:span text:style-name="T21">attuali </text:span><text:span text:style-name="T22">informazioni </text:span><text:span text:style-name="T138">disponibili nel Market, </text:span><text:span text:style-name="T22">come in una fotografia istantanea</text:span><text:span text:style-name="T74">. </text:span><text:span text:style-name="T88">Deperimenti e produzioni sono dunque posti in coda.</text:span></text:p>
      <text:p text:style-name="P70"/>
      <text:p text:style-name="P103">Tuttavia, poichè durante le attività di acquisto, è prima richiesta l'effettiva disponibilità dello Stock mediante </text:p>
      <text:p text:style-name="P52">infoStockAvailability@MarketToStockCommunication( stockName )( availability );</text:p>
      <text:p text:style-name="P103">e, successivamente, è invocata la l'operazione di decremento della disponibilità sullo Stock</text:p>
      <text:p text:style-name="P53">buyStock<text:span text:style-name="T186">@MarketToStockCommunication( stockName )( response );</text:span></text:p>
      <text:p text:style-name="P34">nell'intervallo di tempo tra le due potrebbe tuttavia innescarsi un'operazione di deperimento che porti lo Stock a zero.</text:p>
      <text:p text:style-name="P71">In tal caso, la prima operazione è un lasciapassare per giungere al calcolo del prezzo corrente rispetto alla disponibilità effettiva. </text:p>
      <text:p text:style-name="P71">La seconda è portata a termine solo se la disponibilità dello Stock è realmente sufficiente.</text:p>
      <text:p text:style-name="P104">Adesso possono essere tranquillamente eseguite le successive operazioni (3 e 4), al termine delle quali sono rilasciati entrambi i semafori.</text:p>
      <text:p text:style-name="P72"/>
      <text:p text:style-name="P73">Supponiamo che <text:span text:style-name="T193">adesso </text:span>il controllo sia acquisito dalle operazioni <text:span text:style-name="T1">wasting@Market </text:span><text:span text:style-name="T22">o </text:span><text:span text:style-name="T1">production@Market </text:span><text:span text:style-name="T22">precedentemente poste in attesa al semaforo. </text:span><text:span text:style-name="T64">Esse potranno evolvere nella loro esecuzione, </text:span><text:span text:style-name="T84">c</text:span><text:span text:style-name="T75">ontestualmente bloccando l'accesso </text:span><text:span text:style-name="T84">ai singoli Stock e non </text:span><text:span text:style-name="T140">all'intera struttura dati globale,</text:span><text:span text:style-name="T75"> </text:span><text:span text:style-name="T83">ponendo dunque in attesa eventuali richieste di compravendita </text:span><text:span text:style-name="T84">sulla specifica risorsa.</text:span></text:p>
      <text:p text:style-name="P73"/>
      <text:p text:style-name="P55"><text:span text:style-name="T22">Durante l'insieme delle operazioni concorrenti, un Player potreb</text:span><text:span text:style-name="T141">be invocare</text:span><text:span text:style-name="T22"> </text:span>infoStockAvailability.<text:span text:style-name="T22"> Tal operazione non richiede alcun tipo di controllo poichè è direttamente inoltrata allo Stock (sarà lui stesso a gestire l'accesso ad </text:span>availability <text:span text:style-name="T91">mediante </text:span><text:span text:style-name="T142">un blocco </text:span><text:span text:style-name="T91">synchronized</text:span><text:span text:style-name="T22">).</text:span></text:p>
      <text:p text:style-name="P56"><text:span text:style-name="T22">Differente è invece </text:span>infoStockPrice <text:span text:style-name="T22">che richiede il calcolo del prezzo unitario come computo del prezzo totale e dell'effettiva disponibilità. </text:span></text:p>
      <text:p text:style-name="P56"/>
      <text:p text:style-name="P57"><text:span text:style-name="T22">In generale, c</text:span><text:span text:style-name="T92">osì come precedentemente riportato nel paragrafo </text:span><text:span text:style-name="T22">relativo agli</text:span><text:span text:style-name="T92"> Stock,</text:span><text:span text:style-name="T22"> molte delle attività cooperanti </text:span><text:span text:style-name="T93">del Market sono riconducibili al </text:span><text:span text:style-name="T92">paradigma </text:span><text:span text:style-name="T202">readers-writers.</text:span></text:p>
      <text:p text:style-name="P58"><text:span text:style-name="T92">N</text:span><text:span text:style-name="T22">on abbiamo offerto alcuna priorità nè agli uni nè agli altri poichè, compravendite, deperimenti e produzioni (writers), debbono poter </text:span><text:span text:style-name="T144">procedere</text:span><text:span text:style-name="T22"> omogeneamente, senza alcuna prelazione da parte dei thread lettori. </text:span><text:span text:style-name="T94">Il Market è un'unità dinamica in continua evoluzione, in cui eventuali strategie </text:span><text:soft-page-break/><text:span text:style-name="T94">speculative dei Player (a prescindere dall'algoritmo di pricing posto a tutela), </text:span><text:span text:style-name="T99">qualora</text:span><text:span text:style-name="T94"> individuati i pattern vincenti relativi a eventuali “sincronismi </text:span><text:span text:style-name="T96">forzati”, potrebbero far deragliare l'intero sistema.</text:span></text:p>
      <text:p text:style-name="P58"><text:span text:style-name="T94">Il non determinismo offerto dallo scheduling dei thread concorrenti, </text:span><text:span text:style-name="T97">le cui sezioni critiche sono ben delineate e tutelate da semafori</text:span><text:span text:style-name="T94"> equivale, </text:span><text:span text:style-name="T98">a</text:span><text:span text:style-name="T94"> nostro parere, ad un'equa </text:span><text:span text:style-name="T95">ripartizione delle priorità e ad un corretto avvicendamento delle operazioni.</text:span></text:p>
      <text:p text:style-name="P58"/>
      <text:p text:style-name="P108"><text:span text:style-name="T215">In ultima istanza v</text:span>orremmo infine porre risalto a <text:span text:style-name="T212">due ulteriori race conditions (</text:span><text:span text:style-name="T117">poco probabil</text:span><text:span text:style-name="T118">i</text:span><text:span text:style-name="T117"> ma tecnicamente possibil</text:span><text:span text:style-name="T118">i</text:span><text:span text:style-name="T124">).</text:span></text:p>
      <text:p text:style-name="P108"><text:span text:style-name="T124"/></text:p>
      <text:p text:style-name="P109"><text:span text:style-name="T22">Si osservi il seguente blocco di codice </text:span><text:span text:style-name="T119">(privo di alcun costrutto di </text:span><text:span text:style-name="T120">sincronizzazione):</text:span></text:p>
      <text:p text:style-name="P100">[ registerStock( newStock )( response ) {</text:p>
      <text:p text:style-name="P100"><text:s text:c="4"/>if ( ! is_defined( global.registeredStocks.( newStock.name )[ 0 ] )) {</text:p>
      <text:p text:style-name="P101"><text:s text:c="8"/>// inizializzazione della struttura dati</text:p>
      <text:p text:style-name="P100"><text:s text:c="8"/>..</text:p>
      <text:p text:style-name="P106"/>
      <text:p text:style-name="P110">Si pensi alla casistica in cui du<text:span text:style-name="T121">e (o più) Stock con lo stesso nome accedano contemporaneamente all'operazione </text:span><text:span text:style-name="T22">indicata, il </text:span><text:span text:style-name="T121">primo Stock oltrepassi </text:span><text:span text:style-name="T122">con successo </text:span><text:span text:style-name="T121">la condizione imposta dal </text:span><text:span text:style-name="T129">costrutto </text:span><text:span text:style-name="T121">if </text:span><text:span text:style-name="T122">e, </text:span><text:span text:style-name="T121">esattamente prima della creazione della struttura dati ad esso relativa, si verifichi un context switch a favore del secondo </text:span><text:span text:style-name="T145">thread-</text:span><text:span text:style-name="T121">Stock.</text:span></text:p>
      <text:p text:style-name="P107"><text:span text:style-name="T123">A</text:span><text:span text:style-name="T22">nche quest'ultimo riuscirà ad oltrepassare il controllo: </text:span><text:span text:style-name="T128">s</text:span><text:span text:style-name="T22">i potrebbero quindi verificare compromettenti </text:span><text:span text:style-name="T126">incongruenze </text:span><text:span text:style-name="T22">all'interno della struttura dat</text:span><text:span text:style-name="T125">i.</text:span></text:p>
      <text:p text:style-name="P107"><text:span text:style-name="T126">StocksMng </text:span><text:span text:style-name="T130">svolge </text:span><text:span text:style-name="T132">tuttavia</text:span><text:span text:style-name="T130"> </text:span><text:span text:style-name="T126">un'attenta gestione delle omonimie dei nomi degli Stock </text:span><text:span text:style-name="T131">e</text:span><text:span text:style-name="T126"> previene il manifestarsi di tali anomalie. La soluzione </text:span><text:span text:style-name="T127">adottata </text:span><text:span text:style-name="T126">ben si confà a contesti distribuiti in cui ciascuno Stock goda di vita indipendente:</text:span></text:p>
      <text:p text:style-name="P107"><text:span text:style-name="T126"/></text:p>
      <text:p text:style-name="P101">[ registerStock( newStock )( response ) {</text:p>
      <text:p text:style-name="P101"><text:s text:c="4"/>acquire@SemaphoreUtils( global.semaphores.registerStock )( response );</text:p>
      <text:p text:style-name="P101"><text:s text:c="4"/>if ( ! is_defined( global.registeredStocks.( newStock.name )[ 0 ] )) {</text:p>
      <text:p text:style-name="P101"><text:s text:c="8"/>// inizializzazione della struttura dati</text:p>
      <text:p text:style-name="P101"><text:s text:c="8"/>release@SemaphoreUtils( global.semaphores.registerStock )( response );</text:p>
      <text:p text:style-name="P101"><text:s text:c="8"/>..</text:p>
      <text:p text:style-name="P111"/>
      <text:p text:style-name="P112">La seconda delle casistiche è <text:span text:style-name="T218">praticamente</text:span> analoga alla precedente e coinvolge l'operazione di registrazione di nuovi Player. <text:span text:style-name="T213">N</text:span>on ci dilunghiamo ulteriormente nella sua descrizione, <text:span text:style-name="T214">tuttavia ci preme indicare che l'assenza di una corretta gestione delle operazioni di accounting, qualora l'applicativo fosse destinato ad un reale contesto di produzione, potrebbe condurre a pericolose vulnerabilità. Una grossa parte delle seguenti eccezioni è finalizzata al loro contenimento.</text:span></text:p>
      <text:p text:style-name="P111"/>
      <text:p text:style-name="P19">Eccezioni</text:p>
      <text:p text:style-name="P76">La nostra implementazione di jExchange prevede un articolato sistema di <text:span text:style-name="T203">propagazione delle eccezioni ed alcuni interessanti sistemi di recovery. Di seguito riportiamo le funzionalità più significative.</text:span></text:p>
      <text:p text:style-name="P15"/>
      <text:p text:style-name="P15"><text:span text:style-name="T205">Qualora sia avviato StocksMng prima dell'avvio del Market, i vari servizi Stock embeddati avviano una procedura ciclica di connessione che, qualora eseguita un numero di volte pari a </text:span><text:span text:style-name="T20">MAX_CONNECTION_ATTEMPTS</text:span><text:span text:style-name="T100">, </text:span><text:span text:style-name="T204">innesca una chiusura pulita dell'intero applicativo.</text:span></text:p>
      <text:p text:style-name="P16"/>
      <text:p text:style-name="P77"><text:span text:style-name="T206">Durante le attività di lettura e verifica dei file di configurazione XML ed il relativo avvio dei servizi embeddati, all'interno di</text:span> <text:span text:style-name="T1">discover@StocksMng </text:span><text:span text:style-name="T101">potrebbero innescarsi varie tipologie di fault.</text:span></text:p>
      <text:p text:style-name="P78">Piuttosto che terminare l'intera esecuzione, la define <text:span text:style-name="T1">discoverFaultMng </text:span><text:span text:style-name="T22">si occupa di contabilizzare l file di configurazione “</text:span><text:span text:style-name="T103">malevol</text:span><text:span text:style-name="T116">i</text:span><text:span text:style-name="T103">” </text:span><text:span text:style-name="T22">all'interno d</text:span><text:span text:style-name="T102">i una </text:span><text:span text:style-name="T22">exception list, così da prevenire il lancio di nuove eccezioni sull</text:span><text:span text:style-name="T104">a</text:span><text:span text:style-name="T22"> stessa problematica.</text:span></text:p>
      <text:p text:style-name="P78"><text:soft-page-break/></text:p>
      <text:p text:style-name="P59"><text:span text:style-name="T105">Grazie a </text:span>StockDuplicatedException <text:span text:style-name="T106">i</text:span><text:span text:style-name="T105">l Market previene tentativi di registrazione multipla da parte dello stesso Stock, </text:span><text:span text:style-name="T107">casistica parallelamente gestita </text:span><text:span text:style-name="T109">in </text:span><text:span text:style-name="T209">discover@StocksMng </text:span><text:span text:style-name="T107">dal sistema di verifica dei nomi degli Stock </text:span><text:span text:style-name="T108">all'interno dei file di configurazione XML.</text:span></text:p>
      <text:p text:style-name="P59"/>
      <text:p text:style-name="P36">Durante le fasi di sviluppo ci siamo interrogati sulle eventuali vulnerabilità che un Player malevolo avrebbe potuto sfruttare per generare attività illecite e non autorizzate, dati inconsistenti o ben più gravi <text:span text:style-name="T210">ed imprevedibili</text:span> scenari.</text:p>
      <text:p text:style-name="P37">Di seguito riportiamo il set di eccezioni che tentano di arginare il manifestarsi di tali casistiche e, per ciascuna, una breve descrizione:</text:p>
      <text:list xml:id="list5487691608562470738" text:style-name="L1">
        <text:list-item>
          <text:p text:style-name="P96"><text:span text:style-name="T209">PlayerDuplicatedException</text:span><text:span text:style-name="T108">: </text:span><text:span text:style-name="T110">l</text:span><text:span text:style-name="T111">a</text:span><text:span text:style-name="T110"> procedura di accounting dev</text:span><text:span text:style-name="T111">e </text:span><text:span text:style-name="T110">prevenire la registrazione di due o più Player con lo stesso UserId (nome del Player);</text:span></text:p>
        </text:list-item>
        <text:list-item>
          <text:p text:style-name="P96"><text:span text:style-name="T209">PlayerUnknownException</text:span><text:span text:style-name="T108">: </text:span><text:span text:style-name="T112">un Player deve obbligatoriamente essere transitato dalla fase di registrazione prima di poter procedere con qualsiasi operazione;</text:span></text:p>
        </text:list-item>
        <text:list-item>
          <text:p text:style-name="P96"><text:span text:style-name="T209">InsufficientLiquidityException</text:span><text:span text:style-name="T108">: </text:span><text:span text:style-name="T113">è innescata qualora un Player tenti di acquistare uno Stock </text:span><text:span text:style-name="T115">che necessiti di maggior liquidità rispetto a quella effettivamente posseduta;</text:span></text:p>
        </text:list-item>
        <text:list-item>
          <text:p text:style-name="P96"><text:span text:style-name="T209">NotOwnedStockException: </text:span><text:span text:style-name="T113">il Market è attento all'atteggiamento malevolo in cui un Player tenti di vendere, e dunque di incassare il relativo valore, di uno Stock che non possiede;</text:span></text:p>
        </text:list-item>
        <text:list-item>
          <text:p text:style-name="P97">StockAvailabilityException<text:span text:style-name="T22">: innescata all'interno dello Stock, si propaga sino al Player attraverso StocksMng ed il Market. </text:span><text:span text:style-name="T114">All'interno di quest'ultimo previene il propagarsi delle attività di compravendita di cui è puntualmente informato il Player.</text:span></text:p>
        </text:list-item>
        <text:list-item>
          <text:p text:style-name="P98"><text:span text:style-name="T211">StockUnknownException</text:span><text:span text:style-name="T114">: </text:span><text:span text:style-name="T22">utilizzata anche in altri contesti (comunicazione </text:span><text:span text:style-name="T148">Market → StocksMng → Stocks</text:span><text:span text:style-name="T22">), previene l'innescarsi di problematiche qualora si tenti di acquistare o vendere uno Stock inesistente.</text:span></text:p>
        </text:list-item>
      </text:list>
      <text:p text:style-name="P38"/>
      <text:p text:style-name="P22">Intelligenza <text:span text:style-name="T194">e funzionalità</text:span> dei player</text:p>
      <text:p text:style-name="P38"/>
      <text:p text:style-name="P21">Particolarità degne di nota</text:p>
      <text:p text:style-name="P7"/>
      <text:p text:style-name="P20">Interfacce, <text:span text:style-name="T195">data type, servizi e operazioni</text:span></text:p>
      <text:p text:style-name="P7"/>
      <text:p text:style-name="P8">Schemi, <text:span text:style-name="T184">disegni, strutture, ecc..</text:span></text:p>
      <text:p text:style-name="P8"/>
      <text:p text:style-name="P10">MonitorX</text:p>
      <text:p text:style-name="P10"/>
      <text:p text:style-name="P11">Demo</text:p>
      <text:p text:style-name="P4">Inserimento degli Stock all'interno del path, <text:span text:style-name="T207">avvio indistinto di StocksMng e Market, avvio dei Player, </text:span>ecc.. <text:s/><text:span text:style-name="T208">ecc..</text:span></text:p>
      <text:p text:style-name="P9"/>
      <text:p text:style-name="P9">Conclusioni</text:p>
      <text:p text:style-name="P9"/>
      <text:p text:style-name="P5">..<text:span text:style-name="T173">e vissero felici e contenti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kyntosh </meta:initial-creator>
    <meta:creation-date>2016-06-23T09:29:30.082476927</meta:creation-date>
    <dc:date>2016-06-25T17:23:23.105608919</dc:date>
    <dc:creator>Pekyntosh </dc:creator>
    <meta:editing-duration>P1DT8H6M27S</meta:editing-duration>
    <meta:editing-cycles>478</meta:editing-cycles>
    <meta:generator>LibreOffice/4.2.8.2$Linux_X86_64 LibreOffice_project/420m0$Build-2</meta:generator>
    <meta:document-statistic meta:table-count="0" meta:image-count="0" meta:object-count="0" meta:page-count="7" meta:paragraph-count="144" meta:word-count="3157" meta:character-count="23216" meta:non-whitespace-character-count="20051"/>
  </office:meta>
</office:document-meta>
</file>